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62"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1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17" style:family="paragraph" style:parent-style-name="Table_20_Contents">
      <style:text-properties style:font-name="Arial"/>
    </style:style>
    <style:style style:name="P118" style:family="paragraph" style:parent-style-name="Table_20_Contents">
      <style:text-properties style:font-name="Arial" fo:font-weight="bold" style:font-weight-asian="bold" style:font-weight-complex="bold"/>
    </style:style>
    <style:style style:name="P119" style:family="paragraph" style:parent-style-name="Table_20_Contents">
      <style:text-properties style:font-name="Arial" officeooo:rsid="00039645" officeooo:paragraph-rsid="00039645"/>
    </style:style>
    <style:style style:name="P120" style:family="paragraph" style:parent-style-name="Text_20_body">
      <style:text-properties style:font-name="Arial" officeooo:rsid="00039645" officeooo:paragraph-rsid="00039645"/>
    </style:style>
    <style:style style:name="P121" style:family="paragraph" style:parent-style-name="Text_20_body">
      <style:text-properties style:font-name="Arial"/>
    </style:style>
    <style:style style:name="P122" style:family="paragraph" style:parent-style-name="Table_20_Heading">
      <style:text-properties style:font-name="Arial"/>
    </style:style>
    <style:style style:name="P123" style:family="paragraph" style:parent-style-name="Table_20_Heading">
      <style:paragraph-properties fo:text-align="start" style:justify-single-word="false"/>
      <style:text-properties style:font-name="Arial"/>
    </style:style>
    <style:style style:name="P124" style:family="paragraph" style:parent-style-name="Standard">
      <style:text-properties style:font-name="Arial1"/>
    </style:style>
    <style:style style:name="P125" style:family="paragraph" style:parent-style-name="Standard">
      <style:text-properties style:font-name="Arial1" fo:font-weight="normal" style:font-weight-asian="normal" style:font-weight-complex="normal"/>
    </style:style>
    <style:style style:name="P126" style:family="paragraph" style:parent-style-name="Table_20_Contents">
      <style:text-properties style:font-name="Arial1" fo:font-weight="normal" style:font-weight-asian="normal" style:font-weight-complex="normal"/>
    </style:style>
    <style:style style:name="P127" style:family="paragraph" style:parent-style-name="Table_20_Contents">
      <style:text-properties style:font-name="Arial1" fo:font-weight="normal" officeooo:rsid="00e51555" officeooo:paragraph-rsid="00e51555" style:font-weight-asian="normal" style:font-weight-complex="normal"/>
    </style:style>
    <style:style style:name="P128" style:family="paragraph" style:parent-style-name="Table_20_Contents">
      <style:text-properties style:font-name="Arial1" fo:font-weight="normal" officeooo:rsid="00e51555" officeooo:paragraph-rsid="00e59fd3" style:font-weight-asian="normal" style:font-weight-complex="normal"/>
    </style:style>
    <style:style style:name="P129" style:family="paragraph" style:parent-style-name="Table_20_Contents">
      <style:text-properties style:font-name="Arial1" fo:font-weight="normal" officeooo:rsid="013f9cdd" officeooo:paragraph-rsid="014676b8" style:font-weight-asian="normal" style:font-weight-complex="normal"/>
    </style:style>
    <style:style style:name="P130" style:family="paragraph" style:parent-style-name="Table_20_Contents">
      <style:text-properties style:font-name="Arial1" fo:font-weight="normal" officeooo:rsid="014676b8" officeooo:paragraph-rsid="014676b8" style:font-weight-asian="normal" style:font-weight-complex="normal"/>
    </style:style>
    <style:style style:name="P131" style:family="paragraph" style:parent-style-name="Table_20_Contents">
      <style:text-properties style:font-name="Arial1"/>
    </style:style>
    <style:style style:name="P132" style:family="paragraph" style:parent-style-name="Table_20_Contents">
      <style:text-properties style:font-name="Arial1" fo:font-weight="bold" style:font-weight-asian="bold" style:font-weight-complex="bold"/>
    </style:style>
    <style:style style:name="P133" style:family="paragraph" style:parent-style-name="Table_20_Contents">
      <style:text-properties style:font-name="Arial1" fo:font-weight="bold" officeooo:rsid="00e51555" officeooo:paragraph-rsid="00e51555" style:font-weight-asian="bold" style:font-weight-complex="bold"/>
    </style:style>
    <style:style style:name="P134" style:family="paragraph" style:parent-style-name="Table_20_Contents">
      <style:text-properties style:font-name="Arial1" fo:font-weight="bold" officeooo:rsid="01116bc1" officeooo:paragraph-rsid="01116bc1" style:font-weight-asian="bold" style:font-weight-complex="bold"/>
    </style:style>
    <style:style style:name="P135" style:family="paragraph" style:parent-style-name="Table_20_Contents">
      <style:text-properties style:font-name="Arial1" fo:font-weight="bold" officeooo:rsid="013dca03" officeooo:paragraph-rsid="013dca03" style:font-weight-asian="bold" style:font-weight-complex="bold"/>
    </style:style>
    <style:style style:name="P136" style:family="paragraph" style:parent-style-name="Table_20_Contents">
      <style:text-properties style:font-name="Arial1" fo:font-weight="bold" officeooo:rsid="014676b8" officeooo:paragraph-rsid="014676b8" style:font-weight-asian="bold" style:font-weight-complex="bold"/>
    </style:style>
    <style:style style:name="P137" style:family="paragraph" style:parent-style-name="Table_20_Contents">
      <style:text-properties style:font-name="Arial1" fo:font-style="italic" style:font-style-asian="italic" style:font-style-complex="italic"/>
    </style:style>
    <style:style style:name="P138"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39"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41" style:family="paragraph" style:parent-style-name="Text_20_body">
      <style:text-properties style:font-name="Arial1"/>
    </style:style>
    <style:style style:name="P142" style:family="paragraph" style:parent-style-name="Text_20_body">
      <style:text-properties style:font-name="Arial1" officeooo:rsid="00514dd6" officeooo:paragraph-rsid="00628528"/>
    </style:style>
    <style:style style:name="P143" style:family="paragraph" style:parent-style-name="Text_20_body">
      <style:text-properties style:font-name="Arial1" officeooo:paragraph-rsid="001ec80d"/>
    </style:style>
    <style:style style:name="P144" style:family="paragraph" style:parent-style-name="Table_20_Heading">
      <style:text-properties style:font-name="Arial1"/>
    </style:style>
    <style:style style:name="P145" style:family="paragraph" style:parent-style-name="Text_20_body">
      <style:text-properties style:font-name="Arial1" officeooo:rsid="00e51555" officeooo:paragraph-rsid="00e51555"/>
    </style:style>
    <style:style style:name="P146" style:family="paragraph" style:parent-style-name="Text_20_body">
      <style:text-properties style:font-name="Arial1" officeooo:rsid="01116bc1" officeooo:paragraph-rsid="01116bc1"/>
    </style:style>
    <style:style style:name="P147" style:family="paragraph" style:parent-style-name="Text_20_body">
      <style:text-properties style:font-name="Arial1" officeooo:rsid="013dca03" officeooo:paragraph-rsid="013dca03"/>
    </style:style>
    <style:style style:name="P148" style:family="paragraph" style:parent-style-name="Standard">
      <style:paragraph-properties fo:text-align="center" style:justify-single-word="false"/>
    </style:style>
    <style:style style:name="P149" style:family="paragraph" style:parent-style-name="Standard">
      <style:text-properties officeooo:rsid="00d179f1" officeooo:paragraph-rsid="00d179f1"/>
    </style:style>
    <style:style style:name="P150"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51" style:family="paragraph" style:parent-style-name="Table_20_Contents">
      <style:text-properties officeooo:rsid="0006f066" officeooo:paragraph-rsid="0006f066"/>
    </style:style>
    <style:style style:name="P152" style:family="paragraph" style:parent-style-name="Table_20_Contents">
      <style:paragraph-properties fo:text-align="start" style:justify-single-word="false"/>
      <style:text-properties fo:font-weight="normal" style:font-weight-asian="normal" style:font-weight-complex="normal"/>
    </style:style>
    <style:style style:name="P153" style:family="paragraph" style:parent-style-name="Table_20_Contents">
      <style:text-properties fo:font-weight="normal" officeooo:rsid="00a17a11" officeooo:paragraph-rsid="00a23781" style:font-weight-asian="normal" style:font-weight-complex="normal"/>
    </style:style>
    <style:style style:name="P154" style:family="paragraph" style:parent-style-name="Text_20_body">
      <style:text-properties fo:font-weight="normal" style:font-weight-asian="normal" style:font-weight-complex="normal"/>
    </style:style>
    <style:style style:name="P155" style:family="paragraph" style:parent-style-name="Text_20_body">
      <style:text-properties fo:font-weight="normal" officeooo:rsid="0006f066" officeooo:paragraph-rsid="0006f066" style:font-weight-asian="normal" style:font-weight-complex="normal"/>
    </style:style>
    <style:style style:name="P156" style:family="paragraph" style:parent-style-name="Text_20_body">
      <style:text-properties fo:font-weight="normal" officeooo:rsid="0073736b" officeooo:paragraph-rsid="0073736b" style:font-weight-asian="normal" style:font-weight-complex="normal"/>
    </style:style>
    <style:style style:name="P157" style:family="paragraph" style:parent-style-name="Text_20_body">
      <style:text-properties fo:font-weight="normal" officeooo:paragraph-rsid="00ef1ef3" style:font-weight-asian="normal" style:font-weight-complex="normal"/>
    </style:style>
    <style:style style:name="P158" style:family="paragraph" style:parent-style-name="Text_20_body">
      <style:text-properties fo:font-weight="normal" officeooo:rsid="00ee4fa8" officeooo:paragraph-rsid="00ee4fa8" style:font-weight-asian="normal" style:font-weight-complex="normal"/>
    </style:style>
    <style:style style:name="P159" style:family="paragraph" style:parent-style-name="Text_20_body">
      <style:text-properties fo:font-weight="normal" officeooo:rsid="01116bc1" officeooo:paragraph-rsid="01116bc1" style:font-weight-asian="normal" style:font-weight-complex="normal"/>
    </style:style>
    <style:style style:name="P160" style:family="paragraph" style:parent-style-name="Text_20_body">
      <style:text-properties fo:font-weight="normal" officeooo:rsid="012ad7aa" officeooo:paragraph-rsid="012ad7aa" style:font-weight-asian="normal" style:font-weight-complex="normal"/>
    </style:style>
    <style:style style:name="P161" style:family="paragraph" style:parent-style-name="Text_20_body">
      <style:text-properties fo:font-weight="normal" officeooo:rsid="01438840" officeooo:paragraph-rsid="01438840" style:font-weight-asian="normal" style:font-weight-complex="normal"/>
    </style:style>
    <style:style style:name="P162" style:family="paragraph" style:parent-style-name="Table_20_Contents">
      <style:paragraph-properties fo:text-align="start" style:justify-single-word="false"/>
      <style:text-properties fo:font-weight="bold" style:font-weight-asian="bold" style:font-weight-complex="bold"/>
    </style:style>
    <style:style style:name="P163" style:family="paragraph" style:parent-style-name="Text_20_body">
      <style:text-properties fo:font-weight="bold" style:font-weight-asian="bold" style:font-weight-complex="bold"/>
    </style:style>
    <style:style style:name="P164" style:family="paragraph" style:parent-style-name="Text_20_body">
      <style:text-properties fo:font-weight="bold" officeooo:paragraph-rsid="00ef1ef3" style:font-weight-asian="bold" style:font-weight-complex="bold"/>
    </style:style>
    <style:style style:name="P165" style:family="paragraph" style:parent-style-name="Text_20_body">
      <style:text-properties fo:font-weight="bold" officeooo:rsid="0112fe4e" officeooo:paragraph-rsid="0112fe4e" style:font-weight-asian="bold" style:font-weight-complex="bold"/>
    </style:style>
    <style:style style:name="P166" style:family="paragraph" style:parent-style-name="Text_20_body">
      <style:text-properties fo:font-weight="bold" officeooo:rsid="012ad7aa" officeooo:paragraph-rsid="012ad7aa" style:font-weight-asian="bold" style:font-weight-complex="bold"/>
    </style:style>
    <style:style style:name="P167" style:family="paragraph" style:parent-style-name="Text_20_body">
      <style:text-properties fo:font-weight="bold" officeooo:rsid="012eec6c" officeooo:paragraph-rsid="012eec6c" style:font-weight-asian="bold" style:font-weight-complex="bold"/>
    </style:style>
    <style:style style:name="P168" style:family="paragraph" style:parent-style-name="Table_20_Contents">
      <style:paragraph-properties fo:text-align="start" style:justify-single-word="false"/>
    </style:style>
    <style:style style:name="P169" style:family="paragraph" style:parent-style-name="Table_20_Contents">
      <style:paragraph-properties fo:text-align="start" style:justify-single-word="false"/>
      <style:text-properties officeooo:paragraph-rsid="00a03282"/>
    </style:style>
    <style:style style:name="P170" style:family="paragraph" style:parent-style-name="Table_20_Contents">
      <style:paragraph-properties fo:text-align="start" style:justify-single-word="false"/>
      <style:text-properties officeooo:paragraph-rsid="00c8cf71"/>
    </style:style>
    <style:style style:name="P171" style:family="paragraph" style:parent-style-name="Table_20_Contents">
      <style:paragraph-properties fo:text-align="start" style:justify-single-word="false"/>
      <style:text-properties officeooo:paragraph-rsid="00cfb5a5"/>
    </style:style>
    <style:style style:name="P172" style:family="paragraph" style:parent-style-name="Table_20_Contents">
      <style:paragraph-properties fo:text-align="start" style:justify-single-word="false"/>
      <style:text-properties officeooo:paragraph-rsid="00d179f1"/>
    </style:style>
    <style:style style:name="P173" style:family="paragraph" style:parent-style-name="Table_20_Contents">
      <style:paragraph-properties fo:text-align="start" style:justify-single-word="false"/>
      <style:text-properties officeooo:paragraph-rsid="00d534a5"/>
    </style:style>
    <style:style style:name="P174" style:family="paragraph" style:parent-style-name="Table_20_Contents">
      <style:paragraph-properties fo:text-align="start" style:justify-single-word="false"/>
      <style:text-properties officeooo:paragraph-rsid="00ed6c81"/>
    </style:style>
    <style:style style:name="P175" style:family="paragraph" style:parent-style-name="Table_20_Contents">
      <style:text-properties officeooo:rsid="00628528" officeooo:paragraph-rsid="00628528"/>
    </style:style>
    <style:style style:name="P176" style:family="paragraph" style:parent-style-name="Table_20_Contents">
      <style:text-properties officeooo:rsid="00a17a11" officeooo:paragraph-rsid="00a23781"/>
    </style:style>
    <style:style style:name="P177" style:family="paragraph" style:parent-style-name="Table_20_Contents">
      <style:text-properties fo:font-size="10pt" style:font-size-asian="10pt" style:font-size-complex="10pt"/>
    </style:style>
    <style:style style:name="P178" style:family="paragraph" style:parent-style-name="Table_20_Contents">
      <style:text-properties fo:font-size="10pt" officeooo:rsid="00a979d5" officeooo:paragraph-rsid="00a979d5" style:font-size-asian="10pt" style:font-size-complex="10pt"/>
    </style:style>
    <style:style style:name="P179" style:family="paragraph" style:parent-style-name="Text_20_body">
      <style:text-properties fo:font-size="10pt" officeooo:rsid="00a979d5" officeooo:paragraph-rsid="00a979d5" style:font-size-asian="10pt" style:font-size-complex="10pt"/>
    </style:style>
    <style:style style:name="P180" style:family="paragraph" style:parent-style-name="Table_20_Contents">
      <style:text-properties fo:font-size="10pt" officeooo:rsid="00a979d5" officeooo:paragraph-rsid="00b6e13d" style:font-size-asian="10pt" style:font-size-complex="10pt"/>
    </style:style>
    <style:style style:name="P181" style:family="paragraph" style:parent-style-name="Table_20_Contents">
      <style:text-properties fo:font-size="10pt" officeooo:rsid="00aaf678" officeooo:paragraph-rsid="00aaf678" style:font-size-asian="10pt" style:font-size-complex="10pt"/>
    </style:style>
    <style:style style:name="P182" style:family="paragraph" style:parent-style-name="Text_20_body">
      <style:text-properties fo:font-size="10pt" officeooo:rsid="00a60c4d" officeooo:paragraph-rsid="00a979d5" style:font-size-asian="10pt" style:font-size-complex="10pt"/>
    </style:style>
    <style:style style:name="P183" style:family="paragraph" style:parent-style-name="Table_20_Contents">
      <style:text-properties fo:font-size="10pt" officeooo:rsid="01223d63" officeooo:paragraph-rsid="01223d63" style:font-size-asian="10pt" style:font-size-complex="10pt"/>
    </style:style>
    <style:style style:name="P184" style:family="paragraph" style:parent-style-name="Text_20_body">
      <style:text-properties fo:font-style="italic" style:font-style-asian="italic" style:font-style-complex="italic"/>
    </style:style>
    <style:style style:name="P185" style:family="paragraph" style:parent-style-name="Text_20_body">
      <style:text-properties officeooo:rsid="001b2976" officeooo:paragraph-rsid="001b2976"/>
    </style:style>
    <style:style style:name="P186" style:family="paragraph" style:parent-style-name="Text_20_body">
      <style:text-properties officeooo:rsid="001b2976" officeooo:paragraph-rsid="010a7c46"/>
    </style:style>
    <style:style style:name="P187" style:family="paragraph" style:parent-style-name="Text_20_body">
      <style:text-properties officeooo:rsid="001bf16d" officeooo:paragraph-rsid="001bf16d"/>
    </style:style>
    <style:style style:name="P188" style:family="paragraph" style:parent-style-name="Text_20_body">
      <style:text-properties officeooo:rsid="001bf16d" officeooo:paragraph-rsid="00ff8b03"/>
    </style:style>
    <style:style style:name="P189" style:family="paragraph" style:parent-style-name="Text_20_body">
      <style:text-properties officeooo:rsid="0026d661" officeooo:paragraph-rsid="0026d661"/>
    </style:style>
    <style:style style:name="P190" style:family="paragraph" style:parent-style-name="Text_20_body">
      <style:text-properties officeooo:rsid="004efe9a" officeooo:paragraph-rsid="004efe9a"/>
    </style:style>
    <style:style style:name="P191" style:family="paragraph" style:parent-style-name="Text_20_body">
      <style:text-properties officeooo:paragraph-rsid="00535419"/>
    </style:style>
    <style:style style:name="P192" style:family="paragraph" style:parent-style-name="Text_20_body">
      <style:text-properties officeooo:rsid="00570221" officeooo:paragraph-rsid="0059e51b"/>
    </style:style>
    <style:style style:name="P193" style:family="paragraph" style:parent-style-name="Text_20_body">
      <style:text-properties officeooo:rsid="0057ff57" officeooo:paragraph-rsid="0057ff57"/>
    </style:style>
    <style:style style:name="P194" style:family="paragraph" style:parent-style-name="Text_20_body">
      <style:text-properties officeooo:rsid="0057ff57" officeooo:paragraph-rsid="0059e51b"/>
    </style:style>
    <style:style style:name="P195" style:family="paragraph" style:parent-style-name="Text_20_body">
      <style:text-properties officeooo:rsid="0057ff57" officeooo:paragraph-rsid="005e0c21"/>
    </style:style>
    <style:style style:name="P196" style:family="paragraph" style:parent-style-name="Text_20_body">
      <style:text-properties officeooo:rsid="0057ff57" officeooo:paragraph-rsid="00628528"/>
    </style:style>
    <style:style style:name="P197" style:family="paragraph" style:parent-style-name="Text_20_body">
      <style:text-properties officeooo:rsid="0057ff57" officeooo:paragraph-rsid="007bebd8"/>
    </style:style>
    <style:style style:name="P198" style:family="paragraph" style:parent-style-name="Text_20_body">
      <style:text-properties officeooo:rsid="0057ff57" officeooo:paragraph-rsid="0081b9e2"/>
    </style:style>
    <style:style style:name="P199" style:family="paragraph" style:parent-style-name="Text_20_body">
      <style:text-properties officeooo:rsid="0057ff57" officeooo:paragraph-rsid="00846027"/>
    </style:style>
    <style:style style:name="P200" style:family="paragraph" style:parent-style-name="Text_20_body">
      <style:text-properties officeooo:rsid="005e0c21" officeooo:paragraph-rsid="005e0c21"/>
    </style:style>
    <style:style style:name="P201" style:family="paragraph" style:parent-style-name="Text_20_body">
      <style:text-properties officeooo:rsid="00792dfc" officeooo:paragraph-rsid="00792dfc"/>
    </style:style>
    <style:style style:name="P202" style:family="paragraph" style:parent-style-name="Text_20_body">
      <style:text-properties officeooo:rsid="00792dfc" officeooo:paragraph-rsid="007da6c6"/>
    </style:style>
    <style:style style:name="P203" style:family="paragraph" style:parent-style-name="Text_20_body">
      <style:text-properties officeooo:rsid="00792dfc" officeooo:paragraph-rsid="00a37ed7"/>
    </style:style>
    <style:style style:name="P204" style:family="paragraph" style:parent-style-name="Text_20_body">
      <style:text-properties officeooo:paragraph-rsid="00a60c4d"/>
    </style:style>
    <style:style style:name="P205" style:family="paragraph" style:parent-style-name="Text_20_body">
      <style:text-properties officeooo:rsid="00a60c4d" officeooo:paragraph-rsid="00a60c4d"/>
    </style:style>
    <style:style style:name="P206" style:family="paragraph" style:parent-style-name="Text_20_body">
      <style:text-properties officeooo:rsid="00a7a500" officeooo:paragraph-rsid="00a7a500"/>
    </style:style>
    <style:style style:name="P207" style:family="paragraph" style:parent-style-name="Table_20_Heading">
      <style:text-properties officeooo:rsid="00a7a500" officeooo:paragraph-rsid="00a7a500"/>
    </style:style>
    <style:style style:name="P208" style:family="paragraph" style:parent-style-name="Text_20_body">
      <style:text-properties officeooo:paragraph-rsid="00a7a500"/>
    </style:style>
    <style:style style:name="P209" style:family="paragraph" style:parent-style-name="Text_20_body">
      <style:text-properties style:font-name="Consolas" fo:font-size="10pt" officeooo:rsid="00ae4855" officeooo:paragraph-rsid="00af109f" style:font-size-asian="10pt" style:font-size-complex="10pt"/>
    </style:style>
    <style:style style:name="P210" style:family="paragraph" style:parent-style-name="Text_20_body">
      <style:text-properties style:font-name="Consolas" fo:font-size="10pt" officeooo:rsid="00ae4855" officeooo:paragraph-rsid="00b1597c" style:font-size-asian="10pt" style:font-size-complex="10pt"/>
    </style:style>
    <style:style style:name="P211" style:family="paragraph" style:parent-style-name="Text_20_body">
      <style:text-properties officeooo:rsid="00b1597c" officeooo:paragraph-rsid="00b1597c"/>
    </style:style>
    <style:style style:name="P212" style:family="paragraph" style:parent-style-name="Text_20_body">
      <style:text-properties officeooo:rsid="00bb2e3f" officeooo:paragraph-rsid="00bb2e3f"/>
    </style:style>
    <style:style style:name="P213" style:family="paragraph" style:parent-style-name="Text_20_body">
      <style:text-properties officeooo:rsid="00c0b321" officeooo:paragraph-rsid="00c0b321"/>
    </style:style>
    <style:style style:name="P214" style:family="paragraph" style:parent-style-name="Table_20_Contents">
      <style:text-properties officeooo:rsid="00daba7b" officeooo:paragraph-rsid="00daba7b"/>
    </style:style>
    <style:style style:name="P215" style:family="paragraph" style:parent-style-name="Text_20_body">
      <style:text-properties officeooo:paragraph-rsid="00ee4fa8"/>
    </style:style>
    <style:style style:name="P216" style:family="paragraph" style:parent-style-name="Text_20_body">
      <style:text-properties officeooo:rsid="00ee4fa8" officeooo:paragraph-rsid="00ee4fa8"/>
    </style:style>
    <style:style style:name="P217" style:family="paragraph" style:parent-style-name="Text_20_body">
      <style:text-properties officeooo:rsid="00ee4fa8" officeooo:paragraph-rsid="00ef1ef3"/>
    </style:style>
    <style:style style:name="P218"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19"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20" style:family="paragraph" style:parent-style-name="Text_20_body">
      <style:text-properties officeooo:paragraph-rsid="00ef1ef3"/>
    </style:style>
    <style:style style:name="P221" style:family="paragraph" style:parent-style-name="Text_20_body">
      <style:text-properties officeooo:rsid="00f5575b" officeooo:paragraph-rsid="00f5575b"/>
    </style:style>
    <style:style style:name="P222" style:family="paragraph" style:parent-style-name="Table_20_Contents">
      <style:paragraph-properties fo:text-align="start" style:justify-single-word="false"/>
      <style:text-properties officeooo:rsid="00cfb5a5" officeooo:paragraph-rsid="00cfb5a5"/>
    </style:style>
    <style:style style:name="P223" style:family="paragraph" style:parent-style-name="Text_20_body">
      <style:text-properties officeooo:rsid="00ff8b03" officeooo:paragraph-rsid="00ff8b03"/>
    </style:style>
    <style:style style:name="P224" style:family="paragraph" style:parent-style-name="Text_20_body">
      <style:text-properties officeooo:rsid="010a7c46" officeooo:paragraph-rsid="010a7c46"/>
    </style:style>
    <style:style style:name="P225" style:family="paragraph" style:parent-style-name="Text_20_body">
      <style:text-properties officeooo:rsid="010d368f" officeooo:paragraph-rsid="010d368f"/>
    </style:style>
    <style:style style:name="P226" style:family="paragraph" style:parent-style-name="Text_20_body">
      <style:text-properties officeooo:rsid="01102090" officeooo:paragraph-rsid="01102090"/>
    </style:style>
    <style:style style:name="P227" style:family="paragraph" style:parent-style-name="Table_20_Contents">
      <style:text-properties officeooo:rsid="01116bc1" officeooo:paragraph-rsid="01116bc1"/>
    </style:style>
    <style:style style:name="P228" style:family="paragraph" style:parent-style-name="Table_20_Heading">
      <style:text-properties officeooo:rsid="01116bc1" officeooo:paragraph-rsid="01116bc1"/>
    </style:style>
    <style:style style:name="P229" style:family="paragraph" style:parent-style-name="Table_20_Contents">
      <style:text-properties officeooo:rsid="0112fe4e" officeooo:paragraph-rsid="0112fe4e"/>
    </style:style>
    <style:style style:name="P230" style:family="paragraph" style:parent-style-name="Text_20_body">
      <style:text-properties officeooo:rsid="01284d3f" officeooo:paragraph-rsid="01284d3f"/>
    </style:style>
    <style:style style:name="P231" style:family="paragraph" style:parent-style-name="Table_20_Contents">
      <style:text-properties officeooo:rsid="012ad7aa" officeooo:paragraph-rsid="012ad7aa"/>
    </style:style>
    <style:style style:name="P232" style:family="paragraph" style:parent-style-name="Text_20_body">
      <style:text-properties officeooo:rsid="012ad7aa" officeooo:paragraph-rsid="012ad7aa"/>
    </style:style>
    <style:style style:name="P233" style:family="paragraph" style:parent-style-name="Text_20_body">
      <style:text-properties officeooo:rsid="01311b79" officeooo:paragraph-rsid="01311b79"/>
    </style:style>
    <style:style style:name="P234" style:family="paragraph" style:parent-style-name="Table_20_Contents">
      <style:text-properties officeooo:rsid="01291361" officeooo:paragraph-rsid="01291361"/>
    </style:style>
    <style:style style:name="P235" style:family="paragraph" style:parent-style-name="Table_20_Heading">
      <style:paragraph-properties fo:text-align="start" style:justify-single-word="false"/>
      <style:text-properties officeooo:rsid="0128d27f" officeooo:paragraph-rsid="0128d27f"/>
    </style:style>
    <style:style style:name="P236" style:family="paragraph" style:parent-style-name="Text_20_body">
      <style:text-properties officeooo:rsid="0128d27f" officeooo:paragraph-rsid="0128d27f"/>
    </style:style>
    <style:style style:name="P237" style:family="paragraph" style:parent-style-name="Text_20_body">
      <style:text-properties officeooo:rsid="012cb1a9" officeooo:paragraph-rsid="012cb1a9"/>
    </style:style>
    <style:style style:name="P238" style:family="paragraph" style:parent-style-name="Text_20_body">
      <style:text-properties officeooo:rsid="012eec6c" officeooo:paragraph-rsid="012eec6c"/>
    </style:style>
    <style:style style:name="P239" style:family="paragraph" style:parent-style-name="Text_20_body">
      <style:text-properties officeooo:rsid="0132cd3e" officeooo:paragraph-rsid="0132cd3e"/>
    </style:style>
    <style:style style:name="P240" style:family="paragraph" style:parent-style-name="Text_20_body">
      <style:text-properties officeooo:rsid="0149d81b" officeooo:paragraph-rsid="0149d81b"/>
    </style:style>
    <style:style style:name="P241" style:family="paragraph" style:parent-style-name="Table_20_Contents">
      <style:text-properties officeooo:rsid="014cf1f2" officeooo:paragraph-rsid="014cf1f2"/>
    </style:style>
    <style:style style:name="P242" style:family="paragraph" style:parent-style-name="Table_20_Contents">
      <style:text-properties fo:font-size="12pt" officeooo:rsid="014cf1f2" officeooo:paragraph-rsid="014cf1f2" style:font-size-asian="12pt" style:font-size-complex="12pt"/>
    </style:style>
    <style:style style:name="P243" style:family="paragraph" style:parent-style-name="Contents_20_1">
      <style:paragraph-properties>
        <style:tab-stops>
          <style:tab-stop style:position="6.9252in" style:type="right" style:leader-style="dotted" style:leader-text="."/>
        </style:tab-stops>
      </style:paragraph-properties>
    </style:style>
    <style:style style:name="P244" style:family="paragraph" style:parent-style-name="Contents_20_2">
      <style:paragraph-properties>
        <style:tab-stops>
          <style:tab-stop style:position="6.9252in" style:type="right" style:leader-style="dotted" style:leader-text="."/>
        </style:tab-stops>
      </style:paragraph-properties>
    </style:style>
    <style:style style:name="P245" style:family="paragraph" style:parent-style-name="Contents_20_3">
      <style:paragraph-properties>
        <style:tab-stops>
          <style:tab-stop style:position="6.9252in" style:type="right" style:leader-style="dotted" style:leader-text="."/>
        </style:tab-stops>
      </style:paragraph-properties>
    </style:style>
    <style:style style:name="P246" style:family="paragraph" style:parent-style-name="Contents_20_4">
      <style:paragraph-properties>
        <style:tab-stops>
          <style:tab-stop style:position="6.9252in" style:type="right" style:leader-style="dotted" style:leader-text="."/>
        </style:tab-stops>
      </style:paragraph-properties>
    </style:style>
    <style:style style:name="P247" style:family="paragraph" style:parent-style-name="Heading_20_1">
      <style:paragraph-properties fo:break-before="page"/>
    </style:style>
    <style:style style:name="P248" style:family="paragraph" style:parent-style-name="Heading_20_1">
      <style:text-properties officeooo:rsid="00bb2e3f" officeooo:paragraph-rsid="00bb2e3f"/>
    </style:style>
    <style:style style:name="P249" style:family="paragraph" style:parent-style-name="Heading_20_2">
      <style:text-properties fo:font-weight="bold" officeooo:rsid="01438840" officeooo:paragraph-rsid="01438840" style:font-weight-asian="bold" style:font-weight-complex="bold"/>
    </style:style>
    <style:style style:name="P250" style:family="paragraph" style:parent-style-name="Heading_20_2">
      <style:text-properties fo:font-weight="bold" officeooo:rsid="01116bc1" officeooo:paragraph-rsid="01116bc1" style:font-weight-asian="bold" style:font-weight-complex="bold"/>
    </style:style>
    <style:style style:name="P251" style:family="paragraph" style:parent-style-name="Heading_20_2">
      <style:text-properties fo:font-weight="bold" style:font-weight-asian="bold" style:font-weight-complex="bold"/>
    </style:style>
    <style:style style:name="P252" style:family="paragraph" style:parent-style-name="Heading_20_2">
      <style:text-properties officeooo:paragraph-rsid="00ee4fa8"/>
    </style:style>
    <style:style style:name="P253" style:family="paragraph" style:parent-style-name="Heading_20_2">
      <style:text-properties officeooo:rsid="01284d3f" officeooo:paragraph-rsid="01284d3f"/>
    </style:style>
    <style:style style:name="P254" style:family="paragraph" style:parent-style-name="Heading_20_2">
      <style:text-properties officeooo:rsid="00a60c4d" officeooo:paragraph-rsid="00a60c4d"/>
    </style:style>
    <style:style style:name="P255" style:family="paragraph" style:parent-style-name="Heading_20_3">
      <style:text-properties officeooo:rsid="004efe9a" officeooo:paragraph-rsid="004efe9a"/>
    </style:style>
    <style:style style:name="P256" style:family="paragraph" style:parent-style-name="Heading_20_3">
      <style:text-properties officeooo:paragraph-rsid="004efe9a"/>
    </style:style>
    <style:style style:name="P257" style:family="paragraph" style:parent-style-name="Heading_20_3">
      <style:text-properties officeooo:paragraph-rsid="010a7c46"/>
    </style:style>
    <style:style style:name="P258" style:family="paragraph" style:parent-style-name="Heading_20_3">
      <style:text-properties fo:font-weight="bold" style:font-weight-asian="bold" style:font-weight-complex="bold"/>
    </style:style>
    <style:style style:name="P259" style:family="paragraph" style:parent-style-name="Heading_20_3">
      <style:text-properties officeooo:rsid="0132cd3e" officeooo:paragraph-rsid="0132cd3e"/>
    </style:style>
    <style:style style:name="P260" style:family="paragraph" style:parent-style-name="Heading_20_3">
      <style:text-properties officeooo:rsid="012ad7aa" officeooo:paragraph-rsid="012ad7aa"/>
    </style:style>
    <style:style style:name="P261" style:family="paragraph" style:parent-style-name="Heading_20_3">
      <style:text-properties officeooo:rsid="01311b79" officeooo:paragraph-rsid="01311b79"/>
    </style:style>
    <style:style style:name="P262" style:family="paragraph" style:parent-style-name="Heading_20_3">
      <style:text-properties officeooo:rsid="00f5575b" officeooo:paragraph-rsid="00f5575b"/>
    </style:style>
    <style:style style:name="P263" style:family="paragraph" style:parent-style-name="Heading_20_3">
      <style:text-properties officeooo:rsid="00a7a500" officeooo:paragraph-rsid="00a7a500"/>
    </style:style>
    <style:style style:name="P264" style:family="paragraph" style:parent-style-name="Heading_20_4">
      <style:text-properties officeooo:rsid="007ea52f" officeooo:paragraph-rsid="007ea52f"/>
    </style:style>
    <style:style style:name="P265" style:family="paragraph" style:parent-style-name="Heading_20_4">
      <style:text-properties officeooo:rsid="007ea52f" officeooo:paragraph-rsid="00a37ed7"/>
    </style:style>
    <style:style style:name="P266" style:family="paragraph" style:parent-style-name="Heading_20_4">
      <style:text-properties officeooo:paragraph-rsid="005e0c21"/>
    </style:style>
    <style:style style:name="P267" style:family="paragraph" style:parent-style-name="Heading_20_4">
      <style:text-properties officeooo:rsid="0149d81b" officeooo:paragraph-rsid="0149d81b"/>
    </style:style>
    <style:style style:name="P268" style:family="paragraph" style:parent-style-name="Standard">
      <style:text-properties fo:color="#000000" loext:opacity="100%" style:font-name="Arial" fo:font-size="12pt" style:font-size-asian="12pt" style:font-size-complex="12pt"/>
    </style:style>
    <style:style style:name="P269"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70"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271"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72"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73" style:family="paragraph" style:parent-style-name="Table_20_Contents" style:list-style-name="L9">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74" style:family="paragraph" style:parent-style-name="Table_20_Contents" style:list-style-name="L10">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75" style:family="paragraph" style:parent-style-name="Table_20_Contents">
      <style:text-properties style:font-name="Arial" fo:font-size="12pt" officeooo:rsid="014eff85" officeooo:paragraph-rsid="014eff85" style:font-size-asian="12pt" style:font-size-complex="12pt"/>
    </style:style>
    <style:style style:name="P276" style:family="paragraph" style:parent-style-name="Table_20_Contents" style:list-style-name="L10">
      <style:paragraph-properties fo:text-align="start" style:justify-single-word="false"/>
      <style:text-properties officeooo:rsid="00cb7e4a" officeooo:paragraph-rsid="00cb7e4a"/>
    </style:style>
    <style:style style:name="P277" style:family="paragraph" style:parent-style-name="Table_20_Contents" style:list-style-name="L10">
      <style:paragraph-properties fo:text-align="start" style:justify-single-word="false"/>
      <style:text-properties officeooo:paragraph-rsid="00c9c069"/>
    </style:style>
    <style:style style:name="P278" style:family="paragraph" style:parent-style-name="Table_20_Contents" style:list-style-name="L10">
      <style:paragraph-properties fo:text-align="start" style:justify-single-word="false"/>
      <style:text-properties officeooo:rsid="00c9c069" officeooo:paragraph-rsid="00c9c069"/>
    </style:style>
    <style:style style:name="P279" style:family="paragraph" style:parent-style-name="Table_20_Contents">
      <style:text-properties officeooo:rsid="014eff85" officeooo:paragraph-rsid="014eff85"/>
    </style:style>
    <style:style style:name="P280" style:family="paragraph" style:parent-style-name="Text_20_body" style:list-style-name="L1"/>
    <style:style style:name="P281" style:family="paragraph" style:parent-style-name="Text_20_body" style:list-style-name="L1">
      <style:text-properties style:font-name="Arial"/>
    </style:style>
    <style:style style:name="P282" style:family="paragraph" style:parent-style-name="Text_20_body" style:list-style-name="L1">
      <style:text-properties style:font-name="Arial" officeooo:rsid="008b4ace" officeooo:paragraph-rsid="008b4ace"/>
    </style:style>
    <style:style style:name="P283" style:family="paragraph" style:parent-style-name="Text_20_body" style:list-style-name="L2">
      <style:text-properties style:font-name="Arial"/>
    </style:style>
    <style:style style:name="P284" style:family="paragraph" style:parent-style-name="Text_20_body" style:list-style-name="L2">
      <style:text-properties style:font-name="Arial" officeooo:rsid="00039645" officeooo:paragraph-rsid="00039645"/>
    </style:style>
    <style:style style:name="P285" style:family="paragraph" style:parent-style-name="Text_20_body" style:list-style-name="L2"/>
    <style:style style:name="P286" style:family="paragraph" style:parent-style-name="Text_20_body" style:list-style-name="L3">
      <style:text-properties fo:font-weight="normal" officeooo:rsid="01116bc1" officeooo:paragraph-rsid="01116bc1" style:font-weight-asian="normal" style:font-weight-complex="normal"/>
    </style:style>
    <style:style style:name="P287" style:family="paragraph" style:parent-style-name="Text_20_body" style:list-style-name="L3">
      <style:text-properties fo:font-weight="normal" officeooo:rsid="01149d4f" officeooo:paragraph-rsid="01149d4f" style:font-weight-asian="normal" style:font-weight-complex="normal"/>
    </style:style>
    <style:style style:name="P288" style:family="paragraph" style:parent-style-name="Text_20_body" style:list-style-name="L3">
      <style:text-properties fo:font-weight="normal" officeooo:rsid="0112fe4e" officeooo:paragraph-rsid="0112fe4e" style:font-weight-asian="normal" style:font-weight-complex="normal"/>
    </style:style>
    <style:style style:name="P289" style:family="paragraph" style:parent-style-name="Text_20_body" style:list-style-name="L5">
      <style:text-properties fo:font-weight="normal" style:font-weight-asian="normal" style:font-weight-complex="normal"/>
    </style:style>
    <style:style style:name="P290" style:family="paragraph" style:parent-style-name="Text_20_body" style:list-style-name="L6">
      <style:text-properties fo:font-weight="normal" officeooo:paragraph-rsid="003153d0" style:font-weight-asian="normal" style:font-weight-complex="normal"/>
    </style:style>
    <style:style style:name="P291" style:family="paragraph" style:parent-style-name="Text_20_body" style:list-style-name="L7">
      <style:text-properties fo:font-weight="normal" style:font-weight-asian="normal" style:font-weight-complex="normal"/>
    </style:style>
    <style:style style:name="P292" style:family="paragraph" style:parent-style-name="Text_20_body" style:list-style-name="L4"/>
    <style:style style:name="P293" style:family="paragraph" style:parent-style-name="Text_20_body" style:list-style-name="L5"/>
    <style:style style:name="P294" style:family="paragraph" style:parent-style-name="Text_20_body" style:list-style-name="L11"/>
    <style:style style:name="P295" style:family="paragraph" style:parent-style-name="Text_20_body" style:list-style-name="L12">
      <style:text-properties officeooo:rsid="01284d3f" officeooo:paragraph-rsid="01284d3f"/>
    </style:style>
    <style:style style:name="P296" style:family="paragraph" style:parent-style-name="Text_20_body" style:list-style-name="L12">
      <style:text-properties officeooo:rsid="012e643c" officeooo:paragraph-rsid="012e643c"/>
    </style:style>
    <style:style style:name="P297" style:family="paragraph" style:parent-style-name="Text_20_body" style:list-style-name="L12">
      <style:text-properties officeooo:rsid="012ad7aa" officeooo:paragraph-rsid="012ad7aa"/>
    </style:style>
    <style:style style:name="P298" style:family="paragraph" style:parent-style-name="Text_20_body" style:list-style-name="L12">
      <style:text-properties officeooo:rsid="0132cd3e" officeooo:paragraph-rsid="0132cd3e"/>
    </style:style>
    <style:style style:name="P299" style:family="paragraph" style:parent-style-name="Text_20_body" style:list-style-name="L13">
      <style:text-properties officeooo:rsid="0132cd3e" officeooo:paragraph-rsid="0132cd3e"/>
    </style:style>
    <style:style style:name="P300"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
    </style:style>
    <style:style style:name="T33" style:family="text">
      <style:text-properties style:font-name="Arial" fo:font-style="italic" fo:font-weight="bold" style:font-style-asian="italic" style:font-weight-asian="bold" style:font-style-complex="italic" style:font-weight-complex="bold"/>
    </style:style>
    <style:style style:name="T34" style:family="text">
      <style:text-properties style:font-name="Arial" fo:font-size="12pt" fo:font-weight="normal" style:font-size-asian="12pt" style:font-weight-asian="normal" style:font-size-complex="12pt" style:font-weight-complex="normal"/>
    </style:style>
    <style:style style:name="T35" style:family="text">
      <style:text-properties style:font-name="Arial" fo:font-size="12pt" fo:font-weight="normal" officeooo:rsid="00a03282" style:font-size-asian="12pt" style:font-weight-asian="normal" style:font-size-complex="12pt" style:font-weight-complex="normal"/>
    </style:style>
    <style:style style:name="T36" style:family="text">
      <style:text-properties style:font-name="Arial" fo:font-size="12pt" fo:font-weight="normal" officeooo:rsid="00c8cf71" style:font-size-asian="12pt" style:font-weight-asian="normal" style:font-size-complex="12pt" style:font-weight-complex="normal"/>
    </style:style>
    <style:style style:name="T37" style:family="text">
      <style:text-properties style:font-name="Arial" fo:font-size="12pt" fo:font-weight="normal" officeooo:rsid="00c9484a" style:font-size-asian="12pt" style:font-weight-asian="normal" style:font-size-complex="12pt" style:font-weight-complex="normal"/>
    </style:style>
    <style:style style:name="T38" style:family="text">
      <style:text-properties style:font-name="Arial" fo:font-size="12pt" fo:font-weight="normal" officeooo:rsid="00c9c069" style:font-size-asian="12pt" style:font-weight-asian="normal" style:font-size-complex="12pt" style:font-weight-complex="normal"/>
    </style:style>
    <style:style style:name="T39" style:family="text">
      <style:text-properties style:font-name="Arial" fo:font-size="12pt" fo:font-weight="normal" officeooo:rsid="00cfb5a5" style:font-size-asian="12pt" style:font-weight-asian="normal" style:font-size-complex="12pt" style:font-weight-complex="normal"/>
    </style:style>
    <style:style style:name="T40" style:family="text">
      <style:text-properties style:font-name="Arial" fo:font-size="12pt" fo:font-weight="normal" officeooo:rsid="00d179f1" style:font-size-asian="12pt" style:font-weight-asian="normal" style:font-size-complex="12pt" style:font-weight-complex="normal"/>
    </style:style>
    <style:style style:name="T41" style:family="text">
      <style:text-properties style:font-name="Arial" fo:font-size="12pt" fo:font-weight="normal" officeooo:rsid="00d534a5" style:font-size-asian="12pt" style:font-weight-asian="normal" style:font-size-complex="12pt" style:font-weight-complex="normal"/>
    </style:style>
    <style:style style:name="T42" style:family="text">
      <style:text-properties style:font-name="Arial" fo:font-size="12pt" fo:font-weight="normal" officeooo:rsid="00ed6c81" style:font-size-asian="12pt" style:font-weight-asian="normal" style:font-size-complex="12pt" style:font-weight-complex="normal"/>
    </style:style>
    <style:style style:name="T43" style:family="text">
      <style:text-properties style:font-name="Arial" fo:font-size="12pt" fo:font-weight="bold" officeooo:rsid="00c8cf71" style:font-size-asian="12pt" style:font-weight-asian="bold" style:font-size-complex="12pt" style:font-weight-complex="bold"/>
    </style:style>
    <style:style style:name="T44" style:family="text">
      <style:text-properties style:font-name="Arial" fo:font-size="12pt" fo:font-weight="bold" officeooo:rsid="00d179f1" style:font-size-asian="12pt" style:font-weight-asian="bold" style:font-size-complex="12pt" style:font-weight-complex="bold"/>
    </style:style>
    <style:style style:name="T45" style:family="text">
      <style:text-properties style:font-name="Arial" fo:font-size="12pt" fo:font-weight="bold" officeooo:rsid="00d534a5" style:font-size-asian="12pt" style:font-weight-asian="bold" style:font-size-complex="12pt" style:font-weight-complex="bold"/>
    </style:style>
    <style:style style:name="T46" style:family="text">
      <style:text-properties style:font-name="Arial" fo:font-size="12pt" fo:font-weight="bold" officeooo:rsid="00ed6c81" style:font-size-asian="12pt" style:font-weight-asian="bold" style:font-size-complex="12pt" style:font-weight-complex="bold"/>
    </style:style>
    <style:style style:name="T47" style:family="text">
      <style:text-properties style:font-name="Arial" fo:font-size="32pt" fo:font-weight="bold" style:font-size-asian="32pt" style:font-weight-asian="bold" style:font-size-complex="32pt" style:font-weight-complex="bold"/>
    </style:style>
    <style:style style:name="T48" style:family="text">
      <style:text-properties style:font-name="Arial" fo:font-size="32pt" fo:font-weight="bold" officeooo:rsid="001548d5" style:font-size-asian="32pt" style:font-weight-asian="bold" style:font-size-complex="32pt" style:font-weight-complex="bold"/>
    </style:style>
    <style:style style:name="T49" style:family="text">
      <style:text-properties style:font-name="Arial" fo:font-size="32pt" fo:font-weight="bold" officeooo:rsid="009d45a8" style:font-size-asian="32pt" style:font-weight-asian="bold" style:font-size-complex="32pt" style:font-weight-complex="bold"/>
    </style:style>
    <style:style style:name="T50" style:family="text">
      <style:text-properties style:font-name="Arial" fo:font-size="32pt" fo:font-weight="bold" officeooo:rsid="009c0b06" style:font-size-asian="32pt" style:font-weight-asian="bold" style:font-size-complex="32pt" style:font-weight-complex="bold"/>
    </style:style>
    <style:style style:name="T51" style:family="text">
      <style:text-properties style:font-name="Arial"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1"/>
    </style:style>
    <style:style style:name="T55" style:family="text">
      <style:text-properties style:font-name="Arial1" fo:font-weight="bold" style:font-weight-asian="bold" style:font-weight-complex="bold"/>
    </style:style>
    <style:style style:name="T56" style:family="text">
      <style:text-properties style:font-name="Arial1" fo:font-weight="normal" style:font-weight-asian="normal" style:font-weight-complex="normal"/>
    </style:style>
    <style:style style:name="T57" style:family="text">
      <style:text-properties style:font-name="Arial1" fo:font-weight="normal" officeooo:rsid="00cdd32e" style:font-weight-asian="normal" style:font-weight-complex="normal"/>
    </style:style>
    <style:style style:name="T58" style:family="text">
      <style:text-properties style:font-name="Arial1" fo:font-style="italic" fo:font-weight="normal" style:font-style-asian="italic" style:font-weight-asian="normal" style:font-style-complex="italic" style:font-weight-complex="normal"/>
    </style:style>
    <style:style style:name="T59" style:family="text">
      <style:text-properties style:font-name="Arial1" fo:font-style="normal" style:font-style-asian="normal" style:font-style-complex="normal"/>
    </style:style>
    <style:style style:name="T60" style:family="text">
      <style:text-properties style:font-name="Arial1"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officeooo:rsid="01311b79"/>
    </style:style>
    <style:style style:name="T151" style:family="text">
      <style:text-properties officeooo:rsid="0132ac1b"/>
    </style:style>
    <style:style style:name="T152" style:family="text">
      <style:text-properties officeooo:rsid="0132b5bd"/>
    </style:style>
    <style:style style:name="T153" style:family="text">
      <style:text-properties officeooo:rsid="01381855"/>
    </style:style>
    <style:style style:name="T154" style:family="text">
      <style:text-properties officeooo:rsid="0139e89b"/>
    </style:style>
    <style:style style:name="T155" style:family="text">
      <style:text-properties officeooo:rsid="013bcc1a"/>
    </style:style>
    <style:style style:name="T156" style:family="text">
      <style:text-properties officeooo:rsid="014aa3e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1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3"><text:a xlink:type="simple" xlink:href="#__RefHeading___Toc3248_350549976" text:style-name="Index_20_Link" text:visited-style-name="Index_20_Link">Introduction<text:tab/>4</text:a></text:p>
          <text:p text:style-name="P243"><text:a xlink:type="simple" xlink:href="#__RefHeading___Toc3250_350549976" text:style-name="Index_20_Link" text:visited-style-name="Index_20_Link">Warning<text:tab/>4</text:a></text:p>
          <text:p text:style-name="P243"><text:a xlink:type="simple" xlink:href="#__RefHeading___Toc3252_350549976" text:style-name="Index_20_Link" text:visited-style-name="Index_20_Link">User Interface<text:tab/>4</text:a></text:p>
          <text:p text:style-name="P244"><text:a xlink:type="simple" xlink:href="#__RefHeading___Toc3254_350549976" text:style-name="Index_20_Link" text:visited-style-name="Index_20_Link">Main Window<text:tab/>4</text:a></text:p>
          <text:p text:style-name="P244"><text:a xlink:type="simple" xlink:href="#__RefHeading___Toc3256_350549976" text:style-name="Index_20_Link" text:visited-style-name="Index_20_Link">Project window<text:tab/>6</text:a></text:p>
          <text:p text:style-name="P245"><text:a xlink:type="simple" xlink:href="#__RefHeading___Toc3258_350549976" text:style-name="Index_20_Link" text:visited-style-name="Index_20_Link">Renaming a Layout<text:tab/>6</text:a></text:p>
          <text:p text:style-name="P245"><text:a xlink:type="simple" xlink:href="#__RefHeading___Toc3260_350549976" text:style-name="Index_20_Link" text:visited-style-name="Index_20_Link">Re-Order Layouts<text:tab/>6</text:a></text:p>
          <text:p text:style-name="P245"><text:a xlink:type="simple" xlink:href="#__RefHeading___Toc3262_350549976" text:style-name="Index_20_Link" text:visited-style-name="Index_20_Link">Context Menu Items (Layouts Node)<text:tab/>6</text:a></text:p>
          <text:p text:style-name="P245"><text:a xlink:type="simple" xlink:href="#__RefHeading___Toc3264_350549976" text:style-name="Index_20_Link" text:visited-style-name="Index_20_Link">Context Menu Items (Layout Node)<text:tab/>6</text:a></text:p>
          <text:p text:style-name="P245"><text:a xlink:type="simple" xlink:href="#__RefHeading___Toc3266_350549976" text:style-name="Index_20_Link" text:visited-style-name="Index_20_Link">Context Menu Items (Reference Node)<text:tab/>8</text:a></text:p>
          <text:p text:style-name="P244"><text:a xlink:type="simple" xlink:href="#__RefHeading___Toc3268_350549976" text:style-name="Index_20_Link" text:visited-style-name="Index_20_Link">Layout Control window<text:tab/>8</text:a></text:p>
          <text:p text:style-name="P245"><text:a xlink:type="simple" xlink:href="#__RefHeading___Toc3270_350549976" text:style-name="Index_20_Link" text:visited-style-name="Index_20_Link">Card Count Group<text:tab/>8</text:a></text:p>
          <text:p text:style-name="P245"><text:a xlink:type="simple" xlink:href="#__RefHeading___Toc3272_350549976" text:style-name="Index_20_Link" text:visited-style-name="Index_20_Link">Card Layout<text:tab/>8</text:a></text:p>
          <text:p text:style-name="P245"><text:a xlink:type="simple" xlink:href="#__RefHeading___Toc3274_350549976" text:style-name="Index_20_Link" text:visited-style-name="Index_20_Link">Context Menu Items<text:tab/>10</text:a></text:p>
          <text:p text:style-name="P245"><text:a xlink:type="simple" xlink:href="#__RefHeading___Toc3276_350549976" text:style-name="Index_20_Link" text:visited-style-name="Index_20_Link">Multi-Select<text:tab/>10</text:a></text:p>
          <text:p text:style-name="P244"><text:a xlink:type="simple" xlink:href="#__RefHeading___Toc3278_350549976" text:style-name="Index_20_Link" text:visited-style-name="Index_20_Link">Element Control window<text:tab/>10</text:a></text:p>
          <text:p text:style-name="P245"><text:a xlink:type="simple" xlink:href="#__RefHeading___Toc3280_350549976" text:style-name="Index_20_Link" text:visited-style-name="Index_20_Link">Element<text:tab/>10</text:a></text:p>
          <text:p text:style-name="P245"><text:a xlink:type="simple" xlink:href="#__RefHeading___Toc3282_350549976" text:style-name="Index_20_Link" text:visited-style-name="Index_20_Link">Font (Text Elements)<text:tab/>11</text:a></text:p>
          <text:p text:style-name="P245"><text:a xlink:type="simple" xlink:href="#__RefHeading___Toc3159_445175734" text:style-name="Index_20_Link" text:visited-style-name="Index_20_Link">Graphic (Graphic Elements)<text:tab/>12</text:a></text:p>
          <text:p text:style-name="P245"><text:a xlink:type="simple" xlink:href="#__RefHeading___Toc3284_350549976" text:style-name="Index_20_Link" text:visited-style-name="Index_20_Link">Shape (Shape Elements)<text:tab/>13</text:a></text:p>
          <text:p text:style-name="P245"><text:a xlink:type="simple" xlink:href="#__RefHeading___Toc3286_350549976" text:style-name="Index_20_Link" text:visited-style-name="Index_20_Link">Back<text:tab/>13</text:a></text:p>
          <text:p text:style-name="P245"><text:a xlink:type="simple" xlink:href="#__RefHeading___Toc3288_350549976" text:style-name="Index_20_Link" text:visited-style-name="Index_20_Link">Border<text:tab/>13</text:a></text:p>
          <text:p text:style-name="P245"><text:a xlink:type="simple" xlink:href="#__RefHeading___Toc3290_350549976" text:style-name="Index_20_Link" text:visited-style-name="Index_20_Link">Outline<text:tab/>13</text:a></text:p>
          <text:p text:style-name="P244"><text:a xlink:type="simple" xlink:href="#__RefHeading___Toc3292_350549976" text:style-name="Index_20_Link" text:visited-style-name="Index_20_Link">Canvas window<text:tab/>13</text:a></text:p>
          <text:p text:style-name="P245"><text:a xlink:type="simple" xlink:href="#__RefHeading___Toc3294_350549976" text:style-name="Index_20_Link" text:visited-style-name="Index_20_Link">Zoom<text:tab/>14</text:a></text:p>
          <text:p text:style-name="P245"><text:a xlink:type="simple" xlink:href="#__RefHeading___Toc3296_350549976" text:style-name="Index_20_Link" text:visited-style-name="Index_20_Link">Canvas Alignment<text:tab/>14</text:a></text:p>
          <text:p text:style-name="P245"><text:a xlink:type="simple" xlink:href="#__RefHeading___Toc3298_350549976" text:style-name="Index_20_Link" text:visited-style-name="Index_20_Link">Dividers<text:tab/>15</text:a></text:p>
          <text:p text:style-name="P244"><text:a xlink:type="simple" xlink:href="#__RefHeading___Toc3300_350549976" text:style-name="Index_20_Link" text:visited-style-name="Index_20_Link">Logger window<text:tab/>15</text:a></text:p>
          <text:p text:style-name="P244"><text:a xlink:type="simple" xlink:href="#__RefHeading___Toc3302_350549976" text:style-name="Index_20_Link" text:visited-style-name="Index_20_Link">Defines window<text:tab/>15</text:a></text:p>
          <text:p text:style-name="P243"><text:a xlink:type="simple" xlink:href="#__RefHeading___Toc3785_3188048287" text:style-name="Index_20_Link" text:visited-style-name="Index_20_Link">Element References<text:tab/>15</text:a></text:p>
          <text:p text:style-name="P243"><text:a xlink:type="simple" xlink:href="#__RefHeading___Toc3304_350549976" text:style-name="Index_20_Link" text:visited-style-name="Index_20_Link">CSV Reference Files<text:tab/>16</text:a></text:p>
          <text:p text:style-name="P244"><text:a xlink:type="simple" xlink:href="#__RefHeading___Toc3306_350549976" text:style-name="Index_20_Link" text:visited-style-name="Index_20_Link">Creation<text:tab/>16</text:a></text:p>
          <text:p text:style-name="P244"><text:a xlink:type="simple" xlink:href="#__RefHeading___Toc3308_350549976" text:style-name="Index_20_Link" text:visited-style-name="Index_20_Link">Special Functions<text:tab/>16</text:a></text:p>
          <text:p text:style-name="P244"><text:a xlink:type="simple" xlink:href="#__RefHeading__1790_802051065" text:style-name="Index_20_Link" text:visited-style-name="Index_20_Link">Color String Format<text:tab/>16</text:a></text:p>
          <text:p text:style-name="P245"><text:a xlink:type="simple" xlink:href="#__RefHeading___Toc3310_350549976" text:style-name="Index_20_Link" text:visited-style-name="Index_20_Link">RGB Color Format<text:tab/>16</text:a></text:p>
          <text:p text:style-name="P245"><text:a xlink:type="simple" xlink:href="#__RefHeading___Toc3312_350549976" text:style-name="Index_20_Link" text:visited-style-name="Index_20_Link">Color Name Format<text:tab/>17</text:a></text:p>
          <text:p text:style-name="P244"><text:a xlink:type="simple" xlink:href="#__RefHeading___Toc5216_2032965949" text:style-name="Index_20_Link" text:visited-style-name="Index_20_Link">Color Matrix String Format<text:tab/>17</text:a></text:p>
          <text:p text:style-name="P244"><text:a xlink:type="simple" xlink:href="#__RefHeading___Toc4611_3708387229" text:style-name="Index_20_Link" text:visited-style-name="Index_20_Link">Gradient String Format<text:tab/>17</text:a></text:p>
          <text:p text:style-name="P244"><text:a xlink:type="simple" xlink:href="#__RefHeading__2151_2015678595" text:style-name="Index_20_Link" text:visited-style-name="Index_20_Link">Font String Format<text:tab/>18</text:a></text:p>
          <text:p text:style-name="P244"><text:a xlink:type="simple" xlink:href="#__RefHeading___Toc3314_350549976" text:style-name="Index_20_Link" text:visited-style-name="Index_20_Link">Element Overrides<text:tab/>18</text:a></text:p>
          <text:p text:style-name="P245"><text:a xlink:type="simple" xlink:href="#__RefHeading___Toc3316_350549976" text:style-name="Index_20_Link" text:visited-style-name="Index_20_Link">Data Based Overrides<text:tab/>18</text:a></text:p>
          <text:p text:style-name="P245"><text:soft-page-break/><text:a xlink:type="simple" xlink:href="#__RefHeading___Toc3318_350549976" text:style-name="Index_20_Link" text:visited-style-name="Index_20_Link">Definition (Variable) Based Overrides (Incept Translator only at this time)<text:tab/>19</text:a></text:p>
          <text:p text:style-name="P245"><text:a xlink:type="simple" xlink:href="#__RefHeading___Toc2989_1911363559" text:style-name="Index_20_Link" text:visited-style-name="Index_20_Link">Override Fields<text:tab/>19</text:a></text:p>
          <text:p text:style-name="P245"><text:a xlink:type="simple" xlink:href="#__RefHeading___Toc3318_3505499761" text:style-name="Index_20_Link" text:visited-style-name="Index_20_Link">Definition Access To Element Fields (Incept Translator only at this time)<text:tab/>21</text:a></text:p>
          <text:p text:style-name="P244"><text:a xlink:type="simple" xlink:href="#__RefHeading___Toc3320_350549976" text:style-name="Index_20_Link" text:visited-style-name="Index_20_Link">Define File<text:tab/>21</text:a></text:p>
          <text:p text:style-name="P244"><text:a xlink:type="simple" xlink:href="#__RefHeading___Toc3322_3505499761" text:style-name="Index_20_Link" text:visited-style-name="Index_20_Link">Excel References / Defines<text:tab/>22</text:a></text:p>
          <text:p text:style-name="P244"><text:a xlink:type="simple" xlink:href="#__RefHeading___Toc3322_350549976" text:style-name="Index_20_Link" text:visited-style-name="Index_20_Link">Google References / Defines<text:tab/>22</text:a></text:p>
          <text:p text:style-name="P245"><text:a xlink:type="simple" xlink:href="#__RefHeading___Toc3324_350549976" text:style-name="Index_20_Link" text:visited-style-name="Index_20_Link">Google Authentication Setup<text:tab/>23</text:a></text:p>
          <text:p text:style-name="P243"><text:a xlink:type="simple" xlink:href="#__RefHeading___Toc3326_350549976" text:style-name="Index_20_Link" text:visited-style-name="Index_20_Link">Translator<text:tab/>23</text:a></text:p>
          <text:p text:style-name="P244"><text:a xlink:type="simple" xlink:href="#__RefHeading___Toc3328_350549976" text:style-name="Index_20_Link" text:visited-style-name="Index_20_Link">Incept (Default)<text:tab/>23</text:a></text:p>
          <text:p text:style-name="P244"><text:a xlink:type="simple" xlink:href="#__RefHeading___Toc3330_350549976" text:style-name="Index_20_Link" text:visited-style-name="Index_20_Link">JavaScript<text:tab/>23</text:a></text:p>
          <text:p text:style-name="P243"><text:a xlink:type="simple" xlink:href="#__RefHeading__30631621" text:style-name="Index_20_Link" text:visited-style-name="Index_20_Link">Definition / Scripting Reference (Incept Translator)<text:tab/>23</text:a></text:p>
          <text:p text:style-name="P244"><text:a xlink:type="simple" xlink:href="#__RefHeading___Toc3332_350549976" text:style-name="Index_20_Link" text:visited-style-name="Index_20_Link">All Elements<text:tab/>24</text:a></text:p>
          <text:p text:style-name="P245"><text:a xlink:type="simple" xlink:href="#__RefHeading___Toc3334_350549976" text:style-name="Index_20_Link" text:visited-style-name="Index_20_Link">Inline Background Shapes<text:tab/>29</text:a></text:p>
          <text:p text:style-name="P246"><text:a xlink:type="simple" xlink:href="#__RefHeading___Toc3336_350549976" text:style-name="Index_20_Link" text:visited-style-name="Index_20_Link">Basic<text:tab/>29</text:a></text:p>
          <text:p text:style-name="P246"><text:a xlink:type="simple" xlink:href="#__RefHeading___Toc3338_350549976" text:style-name="Index_20_Link" text:visited-style-name="Index_20_Link">Advanced<text:tab/>30</text:a></text:p>
          <text:p text:style-name="P246"><text:a xlink:type="simple" xlink:href="#__RefHeading___Toc3944_2190213348" text:style-name="Index_20_Link" text:visited-style-name="Index_20_Link">Advanced (with opacity)<text:tab/>30</text:a></text:p>
          <text:p text:style-name="P245"><text:a xlink:type="simple" xlink:href="#__RefHeading___Toc3340_350549976" text:style-name="Index_20_Link" text:visited-style-name="Index_20_Link">Inline Background Graphic<text:tab/>30</text:a></text:p>
          <text:p text:style-name="P246"><text:a xlink:type="simple" xlink:href="#__RefHeading___Toc3342_350549976" text:style-name="Index_20_Link" text:visited-style-name="Index_20_Link">Basic<text:tab/>30</text:a></text:p>
          <text:p text:style-name="P246"><text:a xlink:type="simple" xlink:href="#__RefHeading___Toc3344_350549976" text:style-name="Index_20_Link" text:visited-style-name="Index_20_Link">Advanced<text:tab/>30</text:a></text:p>
          <text:p text:style-name="P244"><text:a xlink:type="simple" xlink:href="#__RefHeading___Toc3346_350549976" text:style-name="Index_20_Link" text:visited-style-name="Index_20_Link">Graphic Elements<text:tab/>30</text:a></text:p>
          <text:p text:style-name="P244"><text:a xlink:type="simple" xlink:href="#__RefHeading__2250_1943963514" text:style-name="Index_20_Link" text:visited-style-name="Index_20_Link">Text Elements<text:tab/>31</text:a></text:p>
          <text:p text:style-name="P244"><text:a xlink:type="simple" xlink:href="#__RefHeading__2252_1943963514" text:style-name="Index_20_Link" text:visited-style-name="Index_20_Link">Formatted Text Elements<text:tab/>31</text:a></text:p>
          <text:p text:style-name="P244"><text:a xlink:type="simple" xlink:href="#__RefHeading___Toc3225_445175734" text:style-name="Index_20_Link" text:visited-style-name="Index_20_Link">Shape Elements<text:tab/>35</text:a></text:p>
          <text:p text:style-name="P245"><text:a xlink:type="simple" xlink:href="#__RefHeading___Toc3348_350549976" text:style-name="Index_20_Link" text:visited-style-name="Index_20_Link">Additional Parameters by Shape Table<text:tab/>36</text:a></text:p>
          <text:p text:style-name="P245"><text:a xlink:type="simple" xlink:href="#__RefHeading___Toc3350_350549976" text:style-name="Index_20_Link" text:visited-style-name="Index_20_Link">Grid Note<text:tab/>36</text:a></text:p>
          <text:p text:style-name="P244"><text:a xlink:type="simple" xlink:href="#__RefHeading___Toc5091_3568829764" text:style-name="Index_20_Link" text:visited-style-name="Index_20_Link">SubLayout Elements<text:tab/>36</text:a></text:p>
          <text:p text:style-name="P245"><text:a xlink:type="simple" xlink:href="#__RefHeading___Toc5093_3568829764" text:style-name="Index_20_Link" text:visited-style-name="Index_20_Link">Setting up a SubLayout Element<text:tab/>37</text:a></text:p>
          <text:p text:style-name="P245"><text:a xlink:type="simple" xlink:href="#__RefHeading___Toc5192_2129215700" text:style-name="Index_20_Link" text:visited-style-name="Index_20_Link">SubLayouts Defines and Reference Values<text:tab/>37</text:a></text:p>
          <text:p text:style-name="P245"><text:a xlink:type="simple" xlink:href="#__RefHeading___Toc5095_3568829764" text:style-name="Index_20_Link" text:visited-style-name="Index_20_Link">Accessing a Generated SubLayout Graphic<text:tab/>38</text:a></text:p>
          <text:p text:style-name="P245"><text:a xlink:type="simple" xlink:href="#__RefHeading___Toc4706_2129215700" text:style-name="Index_20_Link" text:visited-style-name="Index_20_Link">Contextual SubLayout Notes<text:tab/>38</text:a></text:p>
          <text:p text:style-name="P246"><text:a xlink:type="simple" xlink:href="#__RefHeading___Toc4708_2129215700" text:style-name="Index_20_Link" text:visited-style-name="Index_20_Link">File Export (single or entire layouts)<text:tab/>38</text:a></text:p>
          <text:p text:style-name="P246"><text:a xlink:type="simple" xlink:href="#__RefHeading___Toc4710_2129215700" text:style-name="Index_20_Link" text:visited-style-name="Index_20_Link">PDF Export<text:tab/>38</text:a></text:p>
          <text:p text:style-name="P246"><text:a xlink:type="simple" xlink:href="#__RefHeading___Toc4712_2129215700" text:style-name="Index_20_Link" text:visited-style-name="Index_20_Link">Clipboard Export<text:tab/>38</text:a></text:p>
          <text:p text:style-name="P246"><text:a xlink:type="simple" xlink:href="#__RefHeading___Toc5849_2032965949" text:style-name="Index_20_Link" text:visited-style-name="Index_20_Link">Google References<text:tab/>38</text:a></text:p>
          <text:p text:style-name="P244"><text:a xlink:type="simple" xlink:href="#__RefHeading___Toc3352_350549976" text:style-name="Index_20_Link" text:visited-style-name="Index_20_Link">Order of Translation<text:tab/>38</text:a></text:p>
          <text:p text:style-name="P243"><text:a xlink:type="simple" xlink:href="#__RefHeading___Toc3354_350549976" text:style-name="Index_20_Link" text:visited-style-name="Index_20_Link">Settings<text:tab/>39</text:a></text:p>
          <text:p text:style-name="P244"><text:a xlink:type="simple" xlink:href="#__RefHeading___Toc3356_350549976" text:style-name="Index_20_Link" text:visited-style-name="Index_20_Link">General<text:tab/>39</text:a></text:p>
          <text:p text:style-name="P244"><text:a xlink:type="simple" xlink:href="#__RefHeading___Toc3358_350549976" text:style-name="Index_20_Link" text:visited-style-name="Index_20_Link">PDF Export Settings<text:tab/>39</text:a></text:p>
          <text:p text:style-name="P245"><text:a xlink:type="simple" xlink:href="#__RefHeading___Toc3360_350549976" text:style-name="Index_20_Link" text:visited-style-name="Index_20_Link">Exporting Layouts<text:tab/>39</text:a></text:p>
          <text:p text:style-name="P245"><text:a xlink:type="simple" xlink:href="#__RefHeading___Toc6348_3332896927" text:style-name="Index_20_Link" text:visited-style-name="Index_20_Link">Exporting Borders<text:tab/>40</text:a></text:p>
          <text:p text:style-name="P245"><text:a xlink:type="simple" xlink:href="#__RefHeading___Toc3362_350549976" text:style-name="Index_20_Link" text:visited-style-name="Index_20_Link">Layout Notes<text:tab/>40</text:a></text:p>
          <text:p text:style-name="P244"><text:a xlink:type="simple" xlink:href="#__RefHeading___Toc3690_350549976" text:style-name="Index_20_Link" text:visited-style-name="Index_20_Link">Where is the print option?<text:tab/>40</text:a></text:p>
          <text:p text:style-name="P243"><text:a xlink:type="simple" xlink:href="#__RefHeading___Toc3366_350549976" text:style-name="Index_20_Link" text:visited-style-name="Index_20_Link">Layout Templates<text:tab/>40</text:a></text:p>
          <text:p text:style-name="P243"><text:a xlink:type="simple" xlink:href="#__RefHeading___Toc3946_2190213348" text:style-name="Index_20_Link" text:visited-style-name="Index_20_Link">Command Line Support<text:tab/>40</text:a></text:p>
          <text:p text:style-name="P244"><text:a xlink:type="simple" xlink:href="#__RefHeading___Toc3948_2190213348" text:style-name="Index_20_Link" text:visited-style-name="Index_20_Link">Start-up Project<text:tab/>40</text:a></text:p>
          <text:p text:style-name="P244"><text:a xlink:type="simple" xlink:href="#__RefHeading___Toc3950_2190213348" text:style-name="Index_20_Link" text:visited-style-name="Index_20_Link">Export<text:tab/>40</text:a></text:p>
          <text:p text:style-name="P245"><text:a xlink:type="simple" xlink:href="#__RefHeading___Toc3952_2190213348" text:style-name="Index_20_Link" text:visited-style-name="Index_20_Link">Common Command Line Arguments<text:tab/>40</text:a></text:p>
          <text:p text:style-name="P245"><text:soft-page-break/><text:a xlink:type="simple" xlink:href="#__RefHeading___Toc3954_2190213348" text:style-name="Index_20_Link" text:visited-style-name="Index_20_Link">PDF Command Line Arguments<text:tab/>41</text:a></text:p>
          <text:p text:style-name="P245"><text:a xlink:type="simple" xlink:href="#__RefHeading___Toc3956_2190213348" text:style-name="Index_20_Link" text:visited-style-name="Index_20_Link">Image Command Line Arguments<text:tab/>41</text:a></text:p>
          <text:p text:style-name="P245"><text:a xlink:type="simple" xlink:href="#__RefHeading___Toc3701_3606508247" text:style-name="Index_20_Link" text:visited-style-name="Index_20_Link">Examples<text:tab/>41</text:a></text:p>
          <text:p text:style-name="P243"><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2</text:a></text:p>
        </text:index-body>
      </text:table-of-content>
      <text:p text:style-name="P116"/>
      <text:h text:style-name="P247"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21">The main window has limited functionality and acts as a container for all of the other windows.</text:p>
      <table:table table:name="Table6" table:style-name="Table6">
        <table:table-column table:style-name="Table6.A"/>
        <table:table-column table:style-name="Table6.B"/>
        <table:table-row table:style-name="TableLine1563853158064">
          <table:table-cell table:style-name="Table6.A1" office:value-type="string">
            <text:p text:style-name="P118">File Menu Item</text:p>
          </table:table-cell>
          <table:table-cell table:style-name="Table6.B1" office:value-type="string">
            <text:p text:style-name="P118">Function</text:p>
          </table:table-cell>
        </table:table-row>
        <table:table-row table:style-name="TableLine1563853156976">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1563853149088">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1563853150176">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1563853144192">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1563853148544">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1563853151264">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1563853147728">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1563853144736">
          <table:table-cell table:style-name="Table27.A1" office:value-type="string">
            <text:p text:style-name="P118">Edit Menu Item</text:p>
          </table:table-cell>
          <table:table-cell table:style-name="Table27.B1" office:value-type="string">
            <text:p text:style-name="P118">Function</text:p>
          </table:table-cell>
        </table:table-row>
        <table:table-row table:style-name="TableLine1563853153168">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1563853142288">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1563853154256">
          <table:table-cell table:style-name="Table7.A1" office:value-type="string">
            <text:p text:style-name="P118">View Menu Item</text:p>
          </table:table-cell>
          <table:table-cell table:style-name="Table7.B1" office:value-type="string">
            <text:p text:style-name="P118">Function</text:p>
          </table:table-cell>
        </table:table-row>
        <table:table-row table:style-name="TableLine1563853155888">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1563853146368">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1563853146912">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1563853154528">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18">Project Menu Item</text:p>
            </table:table-cell>
            <table:table-cell table:style-name="Table22.B1" office:value-type="string">
              <text:p text:style-name="P118">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1563853141744">
          <table:table-cell table:style-name="Table30.A1" office:value-type="string">
            <text:p text:style-name="P118">Layout Menu Item</text:p>
          </table:table-cell>
          <table:table-cell table:style-name="Table30.B1" office:value-type="string">
            <text:p text:style-name="P118">Function</text:p>
          </table:table-cell>
        </table:table-row>
        <table:table-row table:style-name="TableLine1563853152080">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1563853154800">
          <table:table-cell table:style-name="Table23.A1" office:value-type="string">
            <text:p text:style-name="P118">Tools Menu Item</text:p>
          </table:table-cell>
          <table:table-cell table:style-name="Table23.B1" office:value-type="string">
            <text:p text:style-name="P118">Function</text:p>
          </table:table-cell>
        </table:table-row>
        <table:table-row table:style-name="TableLine1563853166768">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1563853162960">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1563853167856">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1563853159424">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1563853175472">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1563853160512">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1563853160240">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1563853170848">
          <table:table-cell table:style-name="Table28.A1" office:value-type="string">
            <text:p text:style-name="P118">Windows Menu Item</text:p>
          </table:table-cell>
          <table:table-cell table:style-name="Table28.B1" office:value-type="string">
            <text:p text:style-name="P118">Function</text:p>
          </table:table-cell>
        </table:table-row>
        <table:table-row table:style-name="TableLine1563853168944">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2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2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18">Menu Item</text:p>
            </table:table-cell>
            <table:table-cell table:style-name="Table24.A1" office:value-type="string">
              <text:p text:style-name="P118">Node Type</text:p>
            </table:table-cell>
            <table:table-cell table:style-name="Table24.C1" office:value-type="string">
              <text:p text:style-name="P118">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1563853172752">
          <table:table-cell table:style-name="Table25.A1" office:value-type="string">
            <text:p text:style-name="P118">Menu Item</text:p>
          </table:table-cell>
          <table:table-cell table:style-name="Table25.B1" office:value-type="string">
            <text:p text:style-name="P118">Function</text:p>
          </table:table-cell>
        </table:table-row>
        <table:table-row table:style-name="TableLine1563853162416">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1563853174112">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1563853162688">
          <table:table-cell table:style-name="Table25.A2" office:value-type="string">
            <text:p text:style-name="P24">Resize Layout...</text:p>
          </table:table-cell>
          <table:table-cell table:style-name="Table25.B2" office:value-type="string">
            <text:p text:style-name="P90">Assists with configuring the width/height of the layout based on the desired measurement (and DPI). Uses the configured measurement unit from the application wide pdf export settings dialog.</text:p>
          </table:table-cell>
        </table:table-row>
        <table:table-row table:style-name="TableLine1563853163776">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1563853173024">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1563853173296">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1563853164320">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1563853176288">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1563853164592">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1563853173568">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2">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76"><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53"/>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18">Menu Item</text:p>
            </table:table-cell>
            <table:table-cell table:style-name="Table5.B1" office:value-type="string">
              <text:p text:style-name="P118">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51">Control</text:p>
            </table:table-cell>
            <table:table-cell table:style-name="Table9.B1" office:value-type="string">
              <text:p text:style-name="P51">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70">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70">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70">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51">Control</text:p>
            </table:table-cell>
            <table:table-cell table:style-name="Table10.B1" office:value-type="string">
              <text:p text:style-name="P51">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70">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70">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70">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70">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01">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89">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70">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70">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70">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70"/>
            <text:p text:style-name="P70">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70">Adds a new element.</text:p>
          </table:table-cell>
        </table:table-row>
        <table:table-row table:style-name="Table10.1">
          <table:table-cell table:style-name="Table10.A2" office:value-type="string">
            <text:p text:style-name="P9">Dupe</text:p>
          </table:table-cell>
          <table:table-cell table:style-name="Table10.B2" office:value-type="string">
            <text:p text:style-name="P70">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70">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70">Renames the selected element. </text:p>
            <text:p text:style-name="P70"><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17">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17">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17">Moves the element up or down in the list affecting draw order.</text:p>
          </table:table-cell>
        </table:table-row>
      </table:table>
      <text:p text:style-name="P121"/>
      <text:p text:style-name="P121">The table below contains shortcuts for use in the Elements list box.</text:p>
      <table:table table:name="Table16" table:style-name="Table16">
        <table:table-column table:style-name="Table16.A"/>
        <table:table-column table:style-name="Table16.B"/>
        <table:table-header-rows>
          <text:soft-page-break/>
          <table:table-row table:style-name="TableLine1563853178736">
            <table:table-cell table:style-name="Table16.A1" office:value-type="string">
              <text:p text:style-name="P123">Description</text:p>
            </table:table-cell>
            <table:table-cell table:style-name="Table16.B1" office:value-type="string">
              <text:p text:style-name="P123">Keyboard Shortcut</text:p>
            </table:table-cell>
          </table:table-row>
        </table:table-header-rows>
        <table:table-row table:style-name="TableLine1563853190432">
          <table:table-cell table:style-name="Table16.A2" office:value-type="string">
            <text:p text:style-name="P117">Move selected element up 1 level</text:p>
          </table:table-cell>
          <table:table-cell table:style-name="Table16.B2" office:value-type="string">
            <text:p text:style-name="P117">Shift + Up</text:p>
          </table:table-cell>
        </table:table-row>
        <table:table-row table:style-name="TableLine1563853176832">
          <table:table-cell table:style-name="Table16.A2" office:value-type="string">
            <text:p text:style-name="P117">Move selected element down 1 level</text:p>
          </table:table-cell>
          <table:table-cell table:style-name="Table16.B2" office:value-type="string">
            <text:p text:style-name="P117">Shift + Down</text:p>
          </table:table-cell>
        </table:table-row>
        <table:table-row table:style-name="TableLine1563853191792">
          <table:table-cell table:style-name="Table16.A2" office:value-type="string">
            <text:p text:style-name="P117">Select the element 1 level up</text:p>
          </table:table-cell>
          <table:table-cell table:style-name="Table16.B2" office:value-type="string">
            <text:p text:style-name="P117">Up</text:p>
          </table:table-cell>
        </table:table-row>
        <table:table-row table:style-name="TableLine1563853186080">
          <table:table-cell table:style-name="Table16.A2" office:value-type="string">
            <text:p text:style-name="P117">Select the element 1 level down</text:p>
          </table:table-cell>
          <table:table-cell table:style-name="Table16.B2" office:value-type="string">
            <text:p text:style-name="P117">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18">Menu Item</text:p>
            </table:table-cell>
            <table:table-cell table:style-name="Table31.B1" office:value-type="string">
              <text:p text:style-name="P118">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2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51">Control</text:p>
            </table:table-cell>
            <table:table-cell table:style-name="Table11.B1" office:value-type="string">
              <text:p text:style-name="P51">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70">The type of element.</text:p>
          </table:table-cell>
        </table:table-row>
        <table:table-row table:style-name="Table11.1">
          <table:table-cell table:style-name="Table11.A2" office:value-type="string">
            <text:p text:style-name="P9">X</text:p>
          </table:table-cell>
          <table:table-cell table:style-name="Table11.B2" office:value-type="string">
            <text:p text:style-name="P70">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70">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70">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70">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70">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70">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9">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70">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70">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70"/>
            <text:p text:style-name="P70">When working with a Graphic element type the “...” button may be used to browse to and select supported graphic files.</text:p>
            <text:p text:style-name="P70"/>
            <text:p text:style-name="P70">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51">Control</text:p>
            </table:table-cell>
            <table:table-cell table:style-name="Table12.B1" office:value-type="string">
              <text:p text:style-name="P51">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70">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70">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70">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70">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70">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70">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70">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70">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0">Note: </text:span>This can only be used with <text:span text:style-name="T52">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70">Adjusts the spacing between text lines. <text:span text:style-name="T20">Note:</text:span> This can only be used with <text:span text:style-name="T52">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70">Adjusts the spacing between words (can be negative). <text:span text:style-name="T20">Note:</text:span> This can only be used with <text:span text:style-name="T52">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70">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70">The vertical alignment of the text within the element space.</text:p>
          </table:table-cell>
        </table:table-row>
      </table:table>
      <text:p text:style-name="P121">Notes: </text:p>
      <text:list xml:id="list1831020641" text:style-name="L1">
        <text:list-item>
          <text:p text:style-name="P281">The text will appear to be red until the font has been set once.</text:p>
        </text:list-item>
        <text:list-item>
          <text:p text:style-name="P280"><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282">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51">Control</text:p>
            </table:table-cell>
            <table:table-cell table:style-name="Table21.B1" office:value-type="string">
              <text:p text:style-name="P51">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70">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70">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3">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70">The horizontal alignment of the graphic within the element space.</text:p>
            <text:p text:style-name="P115">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70">The vertical alignment of the graphic within the element space.</text:p>
            <text:p text:style-name="P115">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70">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8">This defines the size of the tile for the graphic (if you want to tile at all).</text:p>
            <text:p text:style-name="P88">The format is #x# (width x height).</text:p>
            <text:p text:style-name="P88">Example: <text:span text:style-name="T20">50x45</text:span></text:p>
            <text:p text:style-name="P88"/>
            <text:p text:style-name="P88">You can <text:span text:style-name="T88">use a variable</text:span> width or height <text:span text:style-name="T88">that will</text:span> match the aspect ratio by specifying ‘-’ as the width or height (one of the two should be specified<text:span text:style-name="T88">)</text:span></text:p>
            <text:p text:style-name="P88">Examples: </text:p>
            <text:p text:style-name="P61">-x45</text:p>
            <text:p text:style-name="P61">50x-</text:p>
            <text:p text:style-name="P88"/>
            <text:p text:style-name="P88">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7">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09">How to apply the color specified to the image. </text:p>
            <text:p text:style-name="P109"/>
            <text:p text:style-name="P109">Matrix uses the Color Matrix instead of the color set on the image.</text:p>
          </table:table-cell>
        </table:table-row>
        <text:soft-page-break/>
        <table:table-row table:style-name="Table21.1">
          <table:table-cell table:style-name="Table21.A2" office:value-type="string">
            <text:p text:style-name="P50">Color Matrix</text:p>
          </table:table-cell>
          <table:table-cell table:style-name="Table21.B2" office:value-type="string">
            <text:p text:style-name="P109">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1563853202944">
          <table:table-cell table:style-name="Table14.A1" office:value-type="string">
            <text:p text:style-name="P51">Control</text:p>
          </table:table-cell>
          <table:table-cell table:style-name="Table14.B1" office:value-type="string">
            <text:p text:style-name="P51">Function</text:p>
          </table:table-cell>
        </table:table-row>
        <table:table-row table:style-name="TableLine1563853202128">
          <table:table-cell table:style-name="Table14.A2" office:value-type="string">
            <text:p text:style-name="P9">Color</text:p>
          </table:table-cell>
          <table:table-cell table:style-name="Table14.B2" office:value-type="string">
            <text:p text:style-name="P70">The color to render the shape with.</text:p>
          </table:table-cell>
        </table:table-row>
      </table:table>
      <text:p text:style-name="P121">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55" text:outline-level="3"><text:bookmark-start text:name="__RefHeading___Toc3286_350549976"/>Back<text:bookmark-end text:name="__RefHeading___Toc3286_350549976"/></text:h>
      <text:p text:style-name="P190">Back is the background color for the element rectangle.</text:p>
      <table:table table:name="Table33" table:style-name="Table33">
        <table:table-column table:style-name="Table33.A"/>
        <table:table-column table:style-name="Table33.B"/>
        <table:table-row table:style-name="TableLine1563853198592">
          <table:table-cell table:style-name="Table33.A1" office:value-type="string">
            <text:p text:style-name="P53">Control</text:p>
          </table:table-cell>
          <table:table-cell table:style-name="Table33.B1" office:value-type="string">
            <text:p text:style-name="P53">Function</text:p>
          </table:table-cell>
        </table:table-row>
        <table:table-row table:style-name="TableLine1563853210832">
          <table:table-cell table:style-name="Table33.A2" office:value-type="string">
            <text:p text:style-name="P10">Color</text:p>
          </table:table-cell>
          <table:table-cell table:style-name="Table33.B2" office:value-type="string">
            <text:p text:style-name="P71">The color of the <text:span text:style-name="T84">background</text:span>.</text:p>
          </table:table-cell>
        </table:table-row>
        <table:table-row table:style-name="TableLine1563853201040">
          <table:table-cell table:style-name="Table33.A2" office:value-type="string">
            <text:p text:style-name="P21">X</text:p>
          </table:table-cell>
          <table:table-cell table:style-name="Table33.B2" office:value-type="string">
            <text:p text:style-name="P87">Clears the background color completely (none is drawn)</text:p>
          </table:table-cell>
        </table:table-row>
      </table:table>
      <text:h text:style-name="P25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1563853194240">
          <table:table-cell table:style-name="Table13.A1" office:value-type="string">
            <text:p text:style-name="P51">Control</text:p>
          </table:table-cell>
          <table:table-cell table:style-name="Table13.B1" office:value-type="string">
            <text:p text:style-name="P51">Function</text:p>
          </table:table-cell>
        </table:table-row>
        <table:table-row table:style-name="TableLine1563853202672">
          <table:table-cell table:style-name="Table13.A2" office:value-type="string">
            <text:p text:style-name="P9">Color</text:p>
          </table:table-cell>
          <table:table-cell table:style-name="Table13.B2" office:value-type="string">
            <text:p text:style-name="P70">The color of the element border.</text:p>
          </table:table-cell>
        </table:table-row>
        <table:table-row table:style-name="TableLine1563853207568">
          <table:table-cell table:style-name="Table13.A2" office:value-type="string">
            <text:p text:style-name="P9">Thickness</text:p>
          </table:table-cell>
          <table:table-cell table:style-name="Table13.B2" office:value-type="string">
            <text:p text:style-name="P70">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1563853201856">
          <table:table-cell table:style-name="Table18.A1" office:value-type="string">
            <text:p text:style-name="P51">Control</text:p>
          </table:table-cell>
          <table:table-cell table:style-name="Table18.B1" office:value-type="string">
            <text:p text:style-name="P51">Function</text:p>
          </table:table-cell>
        </table:table-row>
        <table:table-row table:style-name="TableLine1563853205120">
          <table:table-cell table:style-name="Table18.A2" office:value-type="string">
            <text:p text:style-name="P9">Color</text:p>
          </table:table-cell>
          <table:table-cell table:style-name="Table18.B2" office:value-type="string">
            <text:p text:style-name="P70">The color of the outline border.</text:p>
          </table:table-cell>
        </table:table-row>
        <table:table-row table:style-name="TableLine1563853205936">
          <table:table-cell table:style-name="Table18.A2" office:value-type="string">
            <text:p text:style-name="P9">Thickness</text:p>
          </table:table-cell>
          <table:table-cell table:style-name="Table18.B2" office:value-type="string">
            <text:p text:style-name="P70">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2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2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21"><text:soft-page-break/>Note: The green border on selected items will not appear if you have disabled the <text:span text:style-name="T20">Draw Element Borders</text:span> option.</text:p>
      <text:p text:style-name="P121">You can use the right mouse button to select the element under the cursor. If more than one item is under the cursor a context menu will display a list to select from.</text:p>
      <text:p text:style-name="P120">You can press and hold the middle mouse button to pan around the layout. This is useful if zoomed in or any time the scroll bars are visible.</text:p>
      <text:p text:style-name="P12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2">Description</text:p>
            </table:table-cell>
            <table:table-cell table:style-name="Table17.B1" office:value-type="string">
              <text:p text:style-name="P122">Keyboard Shortcut</text:p>
            </table:table-cell>
          </table:table-row>
        </table:table-header-rows>
        <table:table-row table:style-name="Table17.1">
          <table:table-cell table:style-name="Table17.A2" office:value-type="string">
            <text:p text:style-name="P117">Move selected element up 1 level</text:p>
          </table:table-cell>
          <table:table-cell table:style-name="Table17.B2" office:value-type="string">
            <text:p text:style-name="P117">Shift + Up</text:p>
          </table:table-cell>
        </table:table-row>
        <table:table-row table:style-name="Table17.1">
          <table:table-cell table:style-name="Table17.A2" office:value-type="string">
            <text:p text:style-name="P117">Move selected element down 1 level</text:p>
          </table:table-cell>
          <table:table-cell table:style-name="Table17.B2" office:value-type="string">
            <text:p text:style-name="P117">Shift + Down</text:p>
          </table:table-cell>
        </table:table-row>
        <table:table-row table:style-name="Table17.1">
          <table:table-cell table:style-name="Table17.A2" office:value-type="string">
            <text:p text:style-name="P117">Select the element 1 level up</text:p>
          </table:table-cell>
          <table:table-cell table:style-name="Table17.B2" office:value-type="string">
            <text:p text:style-name="P117">Control + Up</text:p>
          </table:table-cell>
        </table:table-row>
        <table:table-row table:style-name="Table17.1">
          <table:table-cell table:style-name="Table17.A2" office:value-type="string">
            <text:p text:style-name="P117">Select the element 1 level down</text:p>
          </table:table-cell>
          <table:table-cell table:style-name="Table17.B2" office:value-type="string">
            <text:p text:style-name="P117">Control + Down</text:p>
          </table:table-cell>
        </table:table-row>
        <table:table-row table:style-name="Table17.1">
          <table:table-cell table:style-name="Table17.A2" office:value-type="string">
            <text:p text:style-name="P117">Move selected elements up/down 1 pixel</text:p>
          </table:table-cell>
          <table:table-cell table:style-name="Table17.B2" office:value-type="string">
            <text:p text:style-name="P117">Up / Down</text:p>
          </table:table-cell>
        </table:table-row>
        <table:table-row table:style-name="Table17.1">
          <table:table-cell table:style-name="Table17.A2" office:value-type="string">
            <text:p text:style-name="P117">Move selected elements left/right 1 pixel</text:p>
          </table:table-cell>
          <table:table-cell table:style-name="Table17.B2" office:value-type="string">
            <text:p text:style-name="P117">Left / Right</text:p>
          </table:table-cell>
        </table:table-row>
        <table:table-row table:style-name="Table17.1">
          <table:table-cell table:style-name="Table17.A2" office:value-type="string">
            <text:p text:style-name="P117">Lock to axis</text:p>
          </table:table-cell>
          <table:table-cell table:style-name="Table17.B2" office:value-type="string">
            <text:p text:style-name="P117">Shift (and move the mouse along the desired axis to lock to)</text:p>
          </table:table-cell>
        </table:table-row>
        <table:table-row table:style-name="Table17.1">
          <table:table-cell table:style-name="Table17.A2" office:value-type="string">
            <text:p text:style-name="P117">Zoom In / Out</text:p>
          </table:table-cell>
          <table:table-cell table:style-name="Table17.B2" office:value-type="string">
            <text:p text:style-name="P117">Ctrl + +/- (+ zooms in, - zooms out)</text:p>
          </table:table-cell>
        </table:table-row>
        <table:table-row table:style-name="Table17.1">
          <table:table-cell table:style-name="Table17.A2" office:value-type="string">
            <text:p text:style-name="P117">Toggle Mode – switch between resize-and-move(normal) and move-only</text:p>
          </table:table-cell>
          <table:table-cell table:style-name="Table17.B2" office:value-type="string">
            <text:p text:style-name="P117">m</text:p>
          </table:table-cell>
        </table:table-row>
        <table:table-row table:style-name="Table17.1">
          <table:table-cell table:style-name="Table17.A2" office:value-type="string">
            <text:p text:style-name="P119">Toggle Mode – switch between move(normal) and rotate-only</text:p>
          </table:table-cell>
          <table:table-cell table:style-name="Table17.B2" office:value-type="string">
            <text:p text:style-name="P119">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1563853224432">
          <table:table-cell table:style-name="Table34.A1" office:value-type="string">
            <text:p text:style-name="P54">Control</text:p>
          </table:table-cell>
          <table:table-cell table:style-name="Table34.B1" office:value-type="string">
            <text:p text:style-name="P54">Function</text:p>
          </table:table-cell>
        </table:table-row>
        <table:table-row table:style-name="TableLine1563853224976">
          <table:table-cell table:style-name="Table34.A2" office:value-type="string">
            <text:p text:style-name="P20">Fit</text:p>
          </table:table-cell>
          <table:table-cell table:style-name="Table34.B2" office:value-type="string">
            <text:p text:style-name="P86">Sets the zoom value so the canvas is filled with the layout (width or height)</text:p>
          </table:table-cell>
        </table:table-row>
        <table:table-row table:style-name="TableLine1563853218448">
          <table:table-cell table:style-name="Table34.A2" office:value-type="string">
            <text:p text:style-name="P20">Fit Horizontal</text:p>
          </table:table-cell>
          <table:table-cell table:style-name="Table34.B2" office:value-type="string">
            <text:p text:style-name="P86">Sets the zoom value so the canvas view is filled with the layout (width wise)</text:p>
          </table:table-cell>
        </table:table-row>
      </table:table>
      <text:p text:style-name="P191">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1563853222800">
          <table:table-cell table:style-name="Table32.A1" office:value-type="string">
            <text:p text:style-name="P51">Control</text:p>
          </table:table-cell>
          <table:table-cell table:style-name="Table32.B1" office:value-type="string">
            <text:p text:style-name="P51">Function</text:p>
          </table:table-cell>
        </table:table-row>
        <table:table-row table:style-name="TableLine1563853227152">
          <table:table-cell table:style-name="Table32.A2" office:value-type="string">
            <text:p text:style-name="P9">Center Elements Horizontally</text:p>
          </table:table-cell>
          <table:table-cell table:style-name="Table32.B2" office:value-type="string">
            <text:p text:style-name="P70">Center the elements horizontally in the layout (only the x value is affected)</text:p>
          </table:table-cell>
        </table:table-row>
        <text:soft-page-break/>
        <table:table-row table:style-name="TableLine1563853215456">
          <table:table-cell table:style-name="Table32.A2" office:value-type="string">
            <text:p text:style-name="P9">Custom Align Elements Horizontally</text:p>
          </table:table-cell>
          <table:table-cell table:style-name="Table32.B2" office:value-type="string">
            <text:p text:style-name="P70">Customizable Horizontal Align</text:p>
          </table:table-cell>
        </table:table-row>
        <table:table-row table:style-name="TableLine1563853227696">
          <table:table-cell table:style-name="Table32.A2" office:value-type="string">
            <text:p text:style-name="P9">Center Elements Vertically</text:p>
          </table:table-cell>
          <table:table-cell table:style-name="Table32.B2" office:value-type="string">
            <text:p text:style-name="P70">Center the elements vertically in the layout (only the y value is affected)</text:p>
          </table:table-cell>
        </table:table-row>
        <table:table-row table:style-name="TableLine1563853215728">
          <table:table-cell table:style-name="Table32.A2" office:value-type="string">
            <text:p text:style-name="P9">Custom Align Elements Vertically</text:p>
          </table:table-cell>
          <table:table-cell table:style-name="Table32.B2" office:value-type="string">
            <text:p text:style-name="P70">Customizable Vertical Align</text:p>
          </table:table-cell>
        </table:table-row>
        <table:table-row table:style-name="TableLine1563853222256">
          <table:table-cell table:style-name="Table32.A2" office:value-type="string">
            <text:p text:style-name="P9">Custom Align Elements</text:p>
          </table:table-cell>
          <table:table-cell table:style-name="Table32.B2" office:value-type="string">
            <text:p text:style-name="P70">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89">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21">Context Menu</text:p>
      <table:table table:name="Table15" table:style-name="Table15">
        <table:table-column table:style-name="Table15.A"/>
        <table:table-column table:style-name="Table15.B"/>
        <table:table-row table:style-name="TableLine1563853213552">
          <table:table-cell table:style-name="Table15.A1" office:value-type="string">
            <text:p text:style-name="P51">Control</text:p>
          </table:table-cell>
          <table:table-cell table:style-name="Table15.B1" office:value-type="string">
            <text:p text:style-name="P51">Function</text:p>
          </table:table-cell>
        </table:table-row>
        <table:table-row table:style-name="TableLine1563853220624">
          <table:table-cell table:style-name="Table15.A2" office:value-type="string">
            <text:p text:style-name="P9">Copy Line to Clipboard</text:p>
          </table:table-cell>
          <table:table-cell table:style-name="Table15.B2" office:value-type="string">
            <text:p text:style-name="P70">Copies the selected line to the clipboard.</text:p>
          </table:table-cell>
        </table:table-row>
        <table:table-row table:style-name="TableLine1563853228240">
          <table:table-cell table:style-name="Table15.A2" office:value-type="string">
            <text:p text:style-name="P9">Copy all text to Clipboard</text:p>
          </table:table-cell>
          <table:table-cell table:style-name="Table15.B2" office:value-type="string">
            <text:p text:style-name="P70">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48" text:outline-level="1"><text:bookmark-start text:name="__RefHeading___Toc3785_3188048287"/>Element References<text:bookmark-end text:name="__RefHeading___Toc3785_3188048287"/></text:h>
      <text:p text:style-name="P212">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Reference Element is marked with a * after the name in the Layout Control Window.</text:span></text:p>
      <text:h text:style-name="Heading_20_1" text:outline-level="1"><text:bookmark-start text:name="__RefHeading___Toc3304_350549976"/><text:soft-page-break/>CSV Reference Files<text:bookmark-end text:name="__RefHeading___Toc3304_350549976"/></text:h>
      <text:h text:style-name="Heading_20_2" text:outline-level="2"><text:bookmark-start text:name="__RefHeading___Toc3306_350549976"/>Creation<text:bookmark-end text:name="__RefHeading___Toc3306_350549976"/></text:h>
      <text:p text:style-name="P121">CSV reference files have 4 strict content rules:</text:p>
      <text:list xml:id="list3289867491" text:style-name="L2">
        <text:list-item>
          <text:p text:style-name="P283">The separator character must be a comma. Some editors may switch this on you!</text:p>
        </text:list-item>
        <text:list-item>
          <text:p text:style-name="P283">The first row must contain the column names. The columns may be named with spaces but should not use the [ or ] characters (or anything else that might confuse the parser when trying to translate references).</text:p>
        </text:list-item>
        <text:list-item>
          <text:p text:style-name="P283">The first column may be named anything, but the contents should always be the card count of the given row. (an empty entry assumes 1 instance of the given row)</text:p>
        </text:list-item>
        <text:list-item>
          <text:p text:style-name="P285"><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284">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51">Function</text:p>
            </table:table-cell>
            <table:table-cell table:style-name="Table8.B1" office:value-type="string">
              <text:p text:style-name="P51">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70">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70">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92"><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7">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24">Colors are formatted into strings as follows:</text:p>
      <text:p text:style-name="P131"/>
      <text:p text:style-name="P137">RRRGGGBBB or RRRGGGBBBAAA</text:p>
      <text:p text:style-name="P131"/>
      <text:p text:style-name="P131">Each block is a 3 digit representation of the color value for the given color. (R – Red; G – Green; B – Blue; A - Alpha)</text:p>
      <text:p text:style-name="P131"/>
      <text:p text:style-name="P131"><text:soft-page-break/>Example: 012123167</text:p>
      <text:p text:style-name="P131"/>
      <text:p text:style-name="P131">You can also specify a color using hexadecimal values:</text:p>
      <text:p text:style-name="P131">RRGGBB or RRGGBBAA</text:p>
      <text:p text:style-name="P131"/>
      <text:p text:style-name="P131">Example: 882859</text:p>
      <text:p text:style-name="P131"/>
      <text:p text:style-name="P131">Be sure to include any leading zeroes. The type of color value you specify (hex vs. decimal) is based solely on string length: 6/8(hex)</text:p>
      <text:p text:style-name="P131"/>
      <text:p text:style-name="P131">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32"/>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49" text:outline-level="2"><text:bookmark-start text:name="__RefHeading___Toc5216_2032965949"/>Color Matrix String Format<text:bookmark-end text:name="__RefHeading___Toc5216_2032965949"/></text:h>
      <text:p text:style-name="P161">The color matrix is a 5x5 matrix of float values.</text:p>
      <text:p text:style-name="P161">See: <text:a xlink:type="simple" xlink:href="https://learn.microsoft.com/en-us/dotnet/api/system.drawing.imaging.colormatrix" text:style-name="Internet_20_link" text:visited-style-name="Visited_20_Internet_20_Link">https://learn.microsoft.com/en-us/dotnet/api/system.drawing.imaging.colormatrix</text:a> </text:p>
      <text:p text:style-name="P161">This is represented as a set of 25 values in a single string separated by “;” characters.</text:p>
      <text:h text:style-name="P250" text:outline-level="2"><text:bookmark-start text:name="__RefHeading___Toc4611_3708387229"/>Gradient String Format<text:bookmark-end text:name="__RefHeading___Toc4611_3708387229"/></text:h>
      <text:p text:style-name="P165">This functionality is experimental and will very likely change!</text:p>
      <text:p text:style-name="P159">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1563853213280">
            <table:table-cell table:style-name="GradientStyles.A1" office:value-type="string">
              <text:p text:style-name="P228">Gradient Style</text:p>
            </table:table-cell>
            <table:table-cell table:style-name="GradientStyles.B1" office:value-type="string">
              <text:p text:style-name="P228">Usage</text:p>
            </table:table-cell>
          </table:table-row>
        </table:table-header-rows>
        <table:table-row table:style-name="TableLine1563853214640">
          <table:table-cell table:style-name="GradientStyles.A2" office:value-type="string">
            <text:p text:style-name="P227">Left To Right</text:p>
          </table:table-cell>
          <table:table-cell table:style-name="GradientStyles.B2" office:value-type="string">
            <text:p text:style-name="P229">Format: lefttoright;[angle];[color]</text:p>
            <text:p text:style-name="P229"/>
            <text:p text:style-name="Table_20_Contents"><text:span text:style-name="T142">Example: </text:span>lefttoright;0;0xff00ff</text:p>
            <text:p text:style-name="Table_20_Contents"/>
            <text:p text:style-name="P229">angle: -90 to 90 value for indicating the direction of the gradient from the left side (negative values start from the upper left, positive values start from the lower left)</text:p>
            <text:p text:style-name="P229"/>
            <text:p text:style-name="P229">color: This is the “destination” color. The initial color is the font color. <text:s/><text:bookmark-ref text:reference-format="text" text:ref-name="__RefHeading__1790_802051065">Color String Format</text:bookmark-ref></text:p>
          </table:table-cell>
        </table:table-row>
        <table:table-row table:style-name="TableLine1563853218992">
          <table:table-cell table:style-name="GradientStyles.A2" office:value-type="string">
            <text:p text:style-name="P227">Points</text:p>
          </table:table-cell>
          <table:table-cell table:style-name="GradientStyles.B2" office:value-type="string">
            <text:p text:style-name="P229">Format: points;[color];[start point x];[start point y];[end point x];[end point y]</text:p>
            <text:p text:style-name="P229"/>
            <text:p text:style-name="Table_20_Contents"><text:span text:style-name="T142">Example: </text:span>points;0xff0000;0;0;&amp;[width];&amp;[height]</text:p>
            <text:p text:style-name="Table_20_Contents"><text:soft-page-break/></text:p>
            <text:p text:style-name="P229">Note: The above example uses the element width and height as the end point.</text:p>
            <text:p text:style-name="P229"/>
            <text:p text:style-name="P229">color: This is the “destination” color. The initial color is the font color. <text:s/><text:bookmark-ref text:reference-format="text" text:ref-name="__RefHeading__1790_802051065">Color String Format</text:bookmark-ref></text:p>
            <text:p text:style-name="P229"/>
            <text:p text:style-name="P229">start point / end point: Provides the x/y values for the start and end of the gradient.</text:p>
          </table:table-cell>
        </table:table-row>
      </table:table>
      <text:p text:style-name="P159"/>
      <text:p text:style-name="P159">Notes:</text:p>
      <text:list xml:id="list110791939" text:style-name="L3">
        <text:list-item>
          <text:p text:style-name="P286">Gradient is only supported <text:span text:style-name="T142">with</text:span> Text <text:span text:style-name="T144">and </text:span>FormattedText <text:span text:style-name="T144">elements.</text:span></text:p>
        </text:list-item>
        <text:list-item>
          <text:p text:style-name="P286">There is currently no field to specify the gradient (coming soon). Instead it must be specified using an inline override or element override in a reference.</text:p>
          <text:list>
            <text:list-item>
              <text:p text:style-name="P287">Example: <text:span text:style-name="T20">$[gradient:points;0xff0000;0;0;&amp;[width];&amp;[height]]</text:span></text:p>
            </text:list-item>
          </text:list>
        </text:list-item>
        <text:list-item>
          <text:p text:style-name="P288">Examples of both gradient styles can be found in the included sample project.</text:p>
        </text:list-item>
      </text:list>
      <text:h text:style-name="P251" text:outline-level="2"><text:bookmark-start text:name="__RefHeading__2151_2015678595"/>Font String Format<text:bookmark-end text:name="__RefHeading__2151_2015678595"/></text:h>
      <text:p text:style-name="P125">Fonts are formatted into strings as follows:</text:p>
      <text:p text:style-name="P126"/>
      <text:p text:style-name="P138">fontname;fontsize;bold;underline;italicized;strikeout</text:p>
      <text:p text:style-name="P126"/>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26"/>
      <text:p text:style-name="P126"><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84">override:[element name]:[element value]</text:p>
      <text:p text:style-name="Text_20_body"><text:soft-page-break/>Example: <text:span text:style-name="T20">override:text_field:x</text:span></text:p>
      <text:p text:style-name="P154">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Definition (Variable) Based Overrides <text:span text:style-name="T74">(Incept Translator only at this time)</text:span><text:bookmark-end text:name="__RefHeading___Toc3318_350549976"/></text:h>
      <text:p text:style-name="P185">Overrides can also be created within the Definition field itself using the following macro:</text:p>
      <text:p text:style-name="P185">$[field:value]</text:p>
      <text:p text:style-name="P187">Example: $[y:40]</text:p>
      <text:p text:style-name="P187">The above would lock the y value to 40. </text:p>
      <text:p text:style-name="P223">Overrides are extracted from the resulting string so you can add one ore more to any element definition without impacting the final result. Examples:</text:p>
      <text:p text:style-name="P188"><text:span text:style-name="T136">Apple</text:span>$[y:40] <text:span text:style-name="T137">=&gt; “Apple” (with y fixed at 40)</text:span></text:p>
      <text:p text:style-name="P188"><text:span text:style-name="T136">Watermelon</text:span>$[y:40]$[<text:span text:style-name="T136">x</text:span>:40] <text:span text:style-name="T137">=&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44">Fields</text:p>
            </table:table-cell>
            <table:table-cell table:style-name="Table20.B1" office:value-type="string">
              <text:p text:style-name="P144">Override string format</text:p>
            </table:table-cell>
          </table:table-row>
        </table:table-header-rows>
        <table:table-row table:style-name="Table20.1">
          <table:table-cell table:style-name="Table20.A2" office:value-type="string">
            <text:p text:style-name="P131">x</text:p>
            <text:p text:style-name="P131">y</text:p>
            <text:p text:style-name="P131">width</text:p>
            <text:p text:style-name="P131">height</text:p>
            <text:p text:style-name="P141">borderthickness<text:line-break/>opacity<text:line-break/>outlinethickness<text:line-break/>lineheight<text:line-break/>wordspace (+/-)</text:p>
          </table:table-cell>
          <table:table-cell table:style-name="Table20.B2" office:value-type="string">
            <text:p text:style-name="P131"><text:span text:style-name="T20">(int)</text:span> Integer number values. </text:p>
          </table:table-cell>
        </table:table-row>
        <text:soft-page-break/>
        <table:table-row table:style-name="Table20.1">
          <table:table-cell table:style-name="Table20.A2" office:value-type="string">
            <text:p text:style-name="P143">autoscalefont<text:line-break/>enabled<text:line-break/>lockaspect<text:line-break/><text:span text:style-name="T75">keeporiginalsize<text:line-break/>justifiedtext</text:span></text:p>
          </table:table-cell>
          <table:table-cell table:style-name="Table20.B2" office:value-type="string">
            <text:p text:style-name="P132">(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41">rotation</text:p>
          </table:table-cell>
          <table:table-cell table:style-name="Table20.B2" office:value-type="string">
            <text:p text:style-name="P132">(float)<text:span text:style-name="T1"> In the case of rotation use only integer number values.</text:span></text:p>
          </table:table-cell>
        </table:table-row>
        <table:table-row table:style-name="Table20.1">
          <table:table-cell table:style-name="Table20.A2" office:value-type="string">
            <text:p text:style-name="P141">bordercolor<text:line-break/>elementcolor<text:line-break/>outlinecolor<text:line-break/><text:span text:style-name="T85">backgroundcolor</text:span></text:p>
          </table:table-cell>
          <table:table-cell table:style-name="Table20.B2" office:value-type="string">
            <text:p text:style-name="P131"><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42">tilesize</text:p>
          </table:table-cell>
          <table:table-cell table:style-name="Table20.B2" office:value-type="string">
            <text:p text:style-name="P175"><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41">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50"/>
          </table:table-cell>
        </table:table-row>
        <table:table-row table:style-name="Table20.1">
          <table:table-cell table:style-name="Table20.A2" office:value-type="string">
            <text:p text:style-name="P146">gradient</text:p>
          </table:table-cell>
          <table:table-cell table:style-name="Table20.B2" office:value-type="string">
            <text:p text:style-name="P134">(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47">colormatrix</text:p>
          </table:table-cell>
          <table:table-cell table:style-name="Table20.B2" office:value-type="string">
            <text:p text:style-name="P135">(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47">colortype</text:p>
          </table:table-cell>
          <table:table-cell table:style-name="Table20.B2" office:value-type="string">
            <text:p text:style-name="P135">(int)<text:span text:style-name="T1"> </text:span><text:span text:style-name="T18">Numeric value indicating the color type:</text:span></text:p>
            <text:p text:style-name="P129"/>
            <text:p text:style-name="P136"><text:span text:style-name="T15">0 – </text:span><text:span text:style-name="T1">Add</text:span></text:p>
            <text:p text:style-name="P130">1 – Multiply</text:p>
            <text:p text:style-name="P130">2 – Matrix (Color Matrix)</text:p>
          </table:table-cell>
        </table:table-row>
        <table:table-row table:style-name="Table20.1">
          <table:table-cell table:style-name="Table20.A2" office:value-type="string">
            <text:p text:style-name="P145">mirror</text:p>
          </table:table-cell>
          <table:table-cell table:style-name="Table20.B2" office:value-type="string">
            <text:p text:style-name="P133">(int)<text:span text:style-name="T1"> Numeric value indicating the mirror setting:</text:span></text:p>
            <text:p text:style-name="P127"/>
            <text:p text:style-name="P127">0 – None</text:p>
            <text:p text:style-name="P128">1 – Horizontally</text:p>
            <text:p text:style-name="P128">2 – Vertically</text:p>
          </table:table-cell>
        </table:table-row>
        <table:table-row table:style-name="Table20.1">
          <table:table-cell table:style-name="Table20.A2" office:value-type="string">
            <text:p text:style-name="P141">verticalalign</text:p>
          </table:table-cell>
          <table:table-cell table:style-name="Table20.B2" office:value-type="string">
            <text:p text:style-name="P132">(int)<text:span text:style-name="T1"> Numeric value indicating the vertical alignment:</text:span></text:p>
            <text:p text:style-name="P126"/>
            <text:p text:style-name="P126"><text:span text:style-name="T73">0</text:span> – Near</text:p>
            <text:p text:style-name="P126"><text:span text:style-name="T73">1</text:span> – Center</text:p>
            <text:p text:style-name="P126"><text:span text:style-name="T73">2</text:span> – Far</text:p>
          </table:table-cell>
        </table:table-row>
        <table:table-row table:style-name="Table20.1">
          <table:table-cell table:style-name="Table20.A2" office:value-type="string">
            <text:p text:style-name="P141"/>
            <text:p text:style-name="P141">horizontalalign</text:p>
          </table:table-cell>
          <table:table-cell table:style-name="Table20.B2" office:value-type="string">
            <text:p text:style-name="P132">(int)<text:span text:style-name="T1"> Numeric value indicating the horizontal alignment:</text:span></text:p>
            <text:p text:style-name="P126"/>
            <text:p text:style-name="P126"><text:span text:style-name="T73">0</text:span> – Near</text:p>
            <text:p text:style-name="P126"><text:span text:style-name="T73">1</text:span> – Center</text:p>
            <text:p text:style-name="P126"><text:span text:style-name="T73">2</text:span> – Far</text:p>
          </table:table-cell>
        </table:table-row>
        <table:table-row table:style-name="Table20.1">
          <table:table-cell table:style-name="Table20.A2" office:value-type="string">
            <text:p text:style-name="P141">variable</text:p>
          </table:table-cell>
          <table:table-cell table:style-name="Table20.B2" office:value-type="string">
            <text:p text:style-name="P131"><text:span text:style-name="T20">(string)</text:span> The <text:span text:style-name="T20">Definition</text:span> field. <text:span text:style-name="T74">This can only be overridden in a data file</text:span></text:p>
          </table:table-cell>
        </table:table-row>
        <text:soft-page-break/>
        <table:table-row table:style-name="Table20.1">
          <table:table-cell table:style-name="Table20.A2" office:value-type="string">
            <text:p text:style-name="P141">type</text:p>
          </table:table-cell>
          <table:table-cell table:style-name="Table20.B2" office:value-type="string">
            <text:p text:style-name="P132">(string) <text:span text:style-name="T1">One of the following strings:</text:span></text:p>
            <text:p text:style-name="P126"/>
            <text:p text:style-name="P132">Text</text:p>
            <text:p text:style-name="P132">Shape</text:p>
            <text:p text:style-name="P132">Graphic</text:p>
            <text:p text:style-name="P132">FormattedText</text:p>
          </table:table-cell>
        </table:table-row>
      </table:table>
      <text:h text:style-name="P257"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24">The table of fields above is accessible for use in definition translation processing.</text:p>
      <text:p text:style-name="P224">Element fields can be accessed using the following macro:</text:p>
      <text:p text:style-name="P186"><text:span text:style-name="T139">&amp;</text:span>[<text:span text:style-name="T139">x</text:span>]</text:p>
      <text:p text:style-name="P224">This would return the current x value assigned to the element.</text:p>
      <text:p text:style-name="P225">This can be used to perform <text:span text:style-name="T140">complex </text:span>operations like offsets using <text:span text:style-name="T141">the math</text:span> functionality: </text:p>
      <text:p text:style-name="P225">$[x:#math;&amp;[x]+25#]</text:p>
      <text:p text:style-name="P225">This would offset the x value of the element by 25.</text:p>
      <text:p text:style-name="P226">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1563853140384">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1563853237216">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156385324347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156385323014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1563853233952">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413392799" text:style-name="L4">
        <text:list-item>
          <text:p text:style-name="P292">Each define name follows the same rules as a column name in a reference file.</text:p>
        </text:list-item>
        <text:list-item>
          <text:p text:style-name="P29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ext:span><text:soft-page-break/><text:span text:style-name="T1">to the name and should reside in the same folder as the reference file. Example: </text:span></text:p>
      <text:list xml:id="list2733323408" text:style-name="L5">
        <text:list-item>
          <text:p text:style-name="P293"><text:span text:style-name="T1">Reference file: </text:span><text:span text:style-name="T20">items.csv</text:span></text:p>
        </text:list-item>
        <text:list-item>
          <text:p text:style-name="P293"><text:span text:style-name="T1">Define file: </text:span><text:span text:style-name="T20">items_defines.csv</text:span></text:p>
        </text:list-item>
        <text:list-item>
          <text:p text:style-name="P289">Project Wide Defines: [project file name without extension]<text:span text:style-name="T20">_defines.csv</text:span></text:p>
        </text:list-item>
      </text:list>
      <text:h text:style-name="P252" text:outline-level="2"><text:bookmark-start text:name="__RefHeading___Toc3322_3505499761"/><text:span text:style-name="T124">Excel</text:span> References / Defines<text:bookmark-end text:name="__RefHeading___Toc3322_3505499761"/></text:h>
      <text:p text:style-name="P215">References stored as <text:span text:style-name="T124">Excel</text:span> spreadsheets <text:span text:style-name="T124">are slightly different that CSV defines due to the sheet names in a spreadsheet file.</text:span></text:p>
      <text:p text:style-name="P163"><text:bookmark-start text:name="__RefHeading___Toc29887_893271388"/>Global Defines <text:span text:style-name="T125">(Project Wide)</text:span><text:bookmark-end text:name="__RefHeading___Toc29887_893271388"/></text:p>
      <text:p text:style-name="P216">File: <text:span text:style-name="T20">[Project Name]_defines.xslx</text:span></text:p>
      <text:p text:style-name="P216">Sheet Name: <text:span text:style-name="T20">defines</text:span></text:p>
      <text:p text:style-name="P218">Example</text:p>
      <text:p text:style-name="P158">Project: ExcelSample.cmp</text:p>
      <text:p text:style-name="P158">Defines File: ExcelSample_defines.xlsx (with a sheet named defines) in the same folder</text:p>
      <text:p text:style-name="P163"><text:bookmark-start text:name="__RefHeading___Toc29889_893271388"/>Reference Defines<text:bookmark-end text:name="__RefHeading___Toc29889_893271388"/></text:p>
      <text:p text:style-name="P216">Reference defines are created in sheets within the same xslx file.</text:p>
      <text:p text:style-name="P215"><text:span text:style-name="T124">Sheet Name: </text:span><text:span text:style-name="T28">[reference sheet name]_defines</text:span></text:p>
      <text:p text:style-name="P218">Example</text:p>
      <text:p text:style-name="P215"><text:span text:style-name="T1">Main sheet: </text:span><text:span text:style-name="T20">items</text:span></text:p>
      <text:p text:style-name="P215"><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20"><text:bookmark-start text:name="__RefHeading___Toc29887_8932713881"/><text:span text:style-name="T20">Global Defines </text:span><text:span text:style-name="T29">(Project Wide)</text:span><text:bookmark-end text:name="__RefHeading___Toc29887_8932713881"/></text:p>
      <text:p text:style-name="P217"><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17">Sheet Name: <text:span text:style-name="T20">defines</text:span></text:p>
      <text:p text:style-name="P157"><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64"><text:bookmark-start text:name="__RefHeading___Toc29889_8932713881"/>Reference Defines<text:bookmark-end text:name="__RefHeading___Toc29889_8932713881"/></text:p>
      <text:p text:style-name="P217">Reference defines are created in <text:span text:style-name="T127">a </text:span>sheet within the same <text:span text:style-name="T125">Google Spreadsheet </text:span><text:span text:style-name="T127">as the data</text:span>.</text:p>
      <text:p text:style-name="P220"><text:span text:style-name="T124">Sheet Name: </text:span><text:span text:style-name="T28">[reference sheet name]_defines</text:span></text:p>
      <text:p text:style-name="P219">Example</text:p>
      <text:p text:style-name="P220"><text:span text:style-name="T1">Main sheet: </text:span><text:span text:style-name="T20">items</text:span></text:p>
      <text:p text:style-name="P220"><text:soft-page-break/><text:span text:style-name="T1">Defines sheet:</text:span><text:span text:style-name="T20"> items_defines</text:span><text:span text:style-name="T7"><text:line-break/></text:span></text:p>
      <text:list xml:id="list1566827381" text:style-name="L6">
        <text:list-header>
          <text:p text:style-name="P290"/>
        </text:list-header>
      </text:list>
      <text:h text:style-name="P258" text:outline-level="3"><text:bookmark-start text:name="__RefHeading___Toc3324_350549976"/>Google Authentication Setup<text:bookmark-end text:name="__RefHeading___Toc3324_350549976"/></text:h>
      <text:p text:style-name="P15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309381321" text:style-name="L7">
        <text:list-item>
          <text:p text:style-name="P291">Launch CardMaker and select <text:span text:style-name="T20">Tools</text:span> &gt; <text:span text:style-name="T20">Update Google Credentials... </text:span></text:p>
        </text:list-item>
        <text:list-item>
          <text:p text:style-name="P291">Either copy the Auth URL and browse to it in your preferred browser or click <text:span text:style-name="T20">Browse To URL</text:span></text:p>
        </text:list-item>
        <text:list-item>
          <text:p text:style-name="P291">Google should prompt you to allow CardMaker to access your spreadsheets and then navigate to the CardMaker site with the AccessToken field already selected. </text:p>
        </text:list-item>
        <text:list-item>
          <text:p text:style-name="P291">Copy the <text:span text:style-name="T20">AccessToken</text:span> value and return to CardMaker.</text:p>
        </text:list-item>
        <text:list-item>
          <text:p text:style-name="P291">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29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ext:soft-page-break/>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51">Function</text:p>
            </table:table-cell>
            <table:table-cell table:style-name="Table4.B1" office:value-type="string">
              <text:p text:style-name="P51">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51"><text:span text:style-name="T1">@[</text:span>columnname<text:span text:style-name="T1">]</text:span></text:p>
            <text:p text:style-name="P70"/>
            <text:p text:style-name="P5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70">@[<text:span text:style-name="T20">columnname</text:span>,parameter1,parameter2,(repeats...)]</text:p>
            <text:p text:style-name="P70"/>
            <text:p text:style-name="P51"><text:span text:style-name="T1">Replace </text:span>columnname<text:span text:style-name="T1"> with the desired column name or define from the referenced data source.</text:span></text:p>
            <text:p text:style-name="P70"/>
            <text:p text:style-name="P70">Replace parameter1 (etc.) with the desired input for the define. When constructing the resulting value any instances of {#} will be replaced with the given parameter. Be aware that spaces after/before the commas will be included in the parameter strings.</text:p>
            <text:p text:style-name="P70"/>
            <text:p text:style-name="P70">Example:</text:p>
            <text:p text:style-name="P70"/>
            <text:p text:style-name="P51">Defines</text:p>
            <text:p text:style-name="P168"><text:span text:style-name="T34">smallImgTag = </text:span><text:span text:style-name="T1">&lt;img={1};.90;0;3&gt;</text:span></text:p>
            <text:p text:style-name="P152">theCoin = \images\coin.png </text:p>
            <text:p text:style-name="P162">Input</text:p>
            <text:p text:style-name="P152">@[smallImgTag,@[theCoin]]</text:p>
            <text:p text:style-name="P162">Output</text:p>
            <text:p text:style-name="P152">&lt;img=\images\coin.png;.90;0;3&gt;</text:p>
          </table:table-cell>
        </table:table-row>
        <text:soft-page-break/>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8" office:value-type="string">
            <text:p text:style-name="P85">%[string,index,count]</text:p>
            <text:p text:style-name="P85"/>
            <text:p text:style-name="P85">string – some sequence of characters</text:p>
            <text:p text:style-name="P85">index – the index to begin extracting characters from (0 based!)</text:p>
            <text:p text:style-name="P85">count – the number of characters to extracted</text:p>
            <text:p text:style-name="P85">Example: <text:bookmark-start text:name="__DdeLink__2741_1457906252"/>%[sample,4,2]<text:bookmark-end text:name="__DdeLink__2741_1457906252"/> would result in <text:span text:style-name="T20">le</text:span></text:p>
            <text:p text:style-name="P85"/>
            <text:p text:style-name="P85">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8" office:value-type="string">
            <text:p text:style-name="P70">##x;y;z#</text:p>
            <text:p text:style-name="P70"/>
            <text:p text:style-name="P70">This will display a number based on the following properties:</text:p>
            <text:p text:style-name="P70"/>
            <text:p text:style-name="P111">x + (current card index * y) with left padded 0's numbering z</text:p>
            <text:p text:style-name="P111"/>
            <text:p text:style-name="P114">x: The value to start the counter at <text:span text:style-name="T154">(minimum: 0)</text:span></text:p>
            <text:p text:style-name="P113">current card index: this is a 0 based value</text:p>
            <text:p text:style-name="P113">y: multiplier per card</text:p>
            <text:p text:style-name="P111"/>
            <text:p text:style-name="P111">Example (on card index 5) with ##1;1;5# would be <text:span text:style-name="T20">00005</text:span> </text:p>
          </table:table-cell>
        </table:table-row>
        <text:soft-page-break/>
        <table:table-row table:style-name="Table4.1">
          <table:table-cell table:style-name="Table4.A2" office:value-type="string">
            <text:p text:style-name="P9">Sub Counter</text:p>
          </table:table-cell>
          <table:table-cell table:style-name="Table4.B18" office:value-type="string">
            <text:p text:style-name="P70">#sc;x;y;z#</text:p>
            <text:p text:style-name="P70"/>
            <text:p text:style-name="P70">The sub card index is the index of the card based on the number of items indicated in the count column of the reference file.</text:p>
            <text:p text:style-name="P70"/>
            <text:p text:style-name="P70">This will display a number based on the following properties:</text:p>
            <text:p text:style-name="P70"/>
            <text:p text:style-name="P111">x + (sub card index * y) with left padded 0's numbering z</text:p>
            <text:p text:style-name="P111"/>
            <text:p text:style-name="P113">x: The value to start the counter at <text:span text:style-name="T154">(minimum: 0)</text:span></text:p>
            <text:p text:style-name="P113">current card index: this is a 0 based value</text:p>
            <text:p text:style-name="P113">y: multiplier per card</text:p>
            <text:p text:style-name="P111"/>
            <text:p text:style-name="P111">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8" office:value-type="string">
            <text:p text:style-name="P102">#padl;x;y;z# or #padr;x;y;z#</text:p>
            <text:p text:style-name="P102"/>
            <text:p text:style-name="P102">Creates a padded string (left or right padding based on ‘l’ vs. ‘r’)</text:p>
            <text:p text:style-name="P102">x: length desired</text:p>
            <text:p text:style-name="P102">y: padding character</text:p>
            <text:p text:style-name="P102">z string to pad</text:p>
            <text:p text:style-name="P102"/>
            <text:p text:style-name="P112">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8" office:value-type="string">
            <text:p text:style-name="P84">#repeat;x;y#</text:p>
            <text:p text:style-name="P84"/>
            <text:p text:style-name="P84">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8" office:value-type="string">
            <text:p text:style-name="P70">Samples:</text:p>
            <text:p text:style-name="P70">#(if x == y then a)#</text:p>
            <text:p text:style-name="P70">#(if x != y then a)#</text:p>
            <text:p text:style-name="P70">#(if x == y then a else b)#</text:p>
            <text:p text:style-name="P70">#(if x != y then a else b)#</text:p>
            <text:p text:style-name="P70"/>
            <text:p text:style-name="P70"><text:span text:style-name="T20">==</text:span> - x is equal to y (case insensitive)</text:p>
            <text:p text:style-name="P70"><text:span text:style-name="T20">!=</text:span> - x is not equal to y (case insensitive)</text:p>
            <text:p text:style-name="P70"><text:span text:style-name="T20">&gt;</text:span> - x is greater than y</text:p>
            <text:p text:style-name="P70"><text:span text:style-name="T20">&lt;</text:span> - x is less than y</text:p>
            <text:p text:style-name="P70"><text:span text:style-name="T20">&gt;=</text:span> - x is greater than or equal to</text:p>
            <text:p text:style-name="P70"><text:span text:style-name="T20">&lt;=</text:span> - x is less than or equal to</text:p>
            <text:p text:style-name="P70"/>
            <text:p text:style-name="P70">x,y,a,b – string values</text:p>
            <text:p text:style-name="P70"/>
            <text:p text:style-name="P70"><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70"/>
            <text:p text:style-name="P91">You can combine this with inline overrides like the following:</text:p>
            <text:p text:style-name="P169"><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8" office:value-type="string">
            <text:p text:style-name="P171"><text:span text:style-name="T34">You can use the if statement with groups. The x and y values </text:span><text:span text:style-name="T39">of:</text:span></text:p>
            <text:p text:style-name="P222"><text:span text:style-name="T34">#(if x == y then a)# </text:span>can be formatted as a grouping of potential matches.</text:p>
            <text:p text:style-name="P70"/>
            <text:p text:style-name="P70">[val1;val2;val3]</text:p>
            <text:p text:style-name="P70"/>
            <text:p text:style-name="P95">The comparison will succeed if both groups share at least 1 value.</text:p>
            <text:p text:style-name="P72"><text:span text:style-name="T117">#(if [1;2;3] == 1 then a else b)# </text:span><text:span text:style-name="T26">&lt;&lt; match (result is “a”)</text:span></text:p>
            <text:p text:style-name="P72"><text:span text:style-name="T117">#(if 1 == [1;2;3] then a else b)# </text:span><text:span text:style-name="T26">&lt;&lt; match (result is “a”)</text:span></text:p>
            <text:p text:style-name="P72"><text:span text:style-name="T117">#(if [1;2] == [3;4] then a else b)# </text:span><text:span text:style-name="T26">&lt;&lt; no match (result is “b”)</text:span></text:p>
            <text:p text:style-name="P70"/>
            <text:p text:style-name="P73"><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3"><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3"><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3"/>
            <text:p text:style-name="P95">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70"/>
            <text:p text:style-name="P70">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70">#(switch;key;keytocheck1;value1&lt;repeat&gt;)#</text:p>
            <text:p text:style-name="P70"/>
            <text:p text:style-name="P70">key – The value to check the others for.</text:p>
            <text:p text:style-name="P70">keytocheck1 – A comparison string</text:p>
            <text:p text:style-name="P70">value1 – A value string (this will be the overall result if key matches keytoccheck1)</text:p>
            <text:p text:style-name="P70"/>
            <text:p text:style-name="P70">;keytoccheck1;value1 can be repeated multiple times with varying strings. There should always be a key and a value. (an empty string is valid)</text:p>
            <text:p text:style-name="P70"/>
            <text:p text:style-name="P70">If the keytocheckis <text:span text:style-name="T20">#default</text:span> the value will be the default if no other keys match. (example: <text:span text:style-name="T65">#(switch;15;10;Y;#default;Z)#</text:span> – would default to Z because “15” is not the same string as “10”).</text:p>
            <text:p text:style-name="P83"/>
            <text:p text:style-name="P60">#switchkey<text:span text:style-name="T1"> can be used in the switch statement to reference the key value.</text:span></text:p>
            <text:p text:style-name="P70"/>
            <text:p text:style-name="P70"><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81">#(switch//key//keytocheck1//value1&lt;repeat&gt;)#</text:p>
            <text:p text:style-name="P82">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72"><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96"/>
            <text:p text:style-name="P96">This must be combined with the use of an alternative delimiter though due to the use of the ‘;’ character to split the group.</text:p>
            <text:p text:style-name="P96"/>
            <text:p text:style-name="P96">Example:</text:p>
            <text:p text:style-name="Standard">"#(switch::[45;15]::[15]::nothing::#default::stuff)#</text:p>
            <text:p text:style-name="P149">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80">#rand<text:span text:style-name="T79">om</text:span>;min;max#</text:p>
            <text:p text:style-name="P80"/>
            <text:p text:style-name="P80">min – minimum value (inclusive)</text:p>
            <text:p text:style-name="P79">max – maximum value (inclusive)</text:p>
            <text:p text:style-name="P78">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8" office:value-type="string">
            <text:p text:style-name="Table_20_Contents">#math;[number value](operator)[number value]#</text:p>
            <text:p text:style-name="P214">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14">Note: The number value is not required to have a decimal point. Whole values will function as well.</text:p>
          </table:table-cell>
        </table:table-row>
        <table:table-row table:style-name="Table4.1">
          <table:table-cell table:style-name="Table4.A2" office:value-type="string">
            <text:p text:style-name="P275">Color Normalized Value</text:p>
          </table:table-cell>
          <table:table-cell table:style-name="Table4.B18" office:value-type="string">
            <text:p text:style-name="P279">#cnv;[color format string]#</text:p>
            <text:p text:style-name="P279">Alternatives: cnvargb, cnvrgba, cnva, cnvr, cnvg, cnvb</text:p>
            <text:p text:style-name="P279"/>
            <text:p text:style-name="P279">Converts a color formatted string to 0-1 normalized values. (ff = 1)</text:p>
            <text:p text:style-name="P279"/>
            <text:p text:style-name="P279">[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9">Greater than character</text:p>
          </table:table-cell>
          <table:table-cell table:style-name="Table4.B18" office:value-type="string">
            <text:p text:style-name="P5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9" office:value-type="string">
            <text:p text:style-name="P51">&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92">Inline background shapes are a convenient way to create backgrounds for various elements. </text:p>
      <text:p text:style-name="P194">Normally you would need to create an independent element and keep its size up-to-date with the foreground element.</text:p>
      <text:p text:style-name="P193">There are two formats:</text:p>
      <text:h text:style-name="Heading_20_4" text:outline-level="4"><text:bookmark-start text:name="__RefHeading___Toc3336_350549976"/>Basic<text:bookmark-end text:name="__RefHeading___Toc3336_350549976"/></text:h>
      <text:p text:style-name="P193">#bgshape::[shape definition string]::[color string]#</text:p>
      <text:p text:style-name="P193"><text:soft-page-break/>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264" text:outline-level="4"><text:bookmark-start text:name="__RefHeading___Toc3338_350549976"/>Advanced<text:bookmark-end text:name="__RefHeading___Toc3338_350549976"/></text:h>
      <text:p text:style-name="P201"><text:bookmark-start text:name="__DdeLink__2992_276080316"/>#bgshape::[shape definition string]::[color string]::[x offset]::[y offset]::[width adjust]::[height adjust]::[outline thickness]::[outline color]#<text:bookmark-end text:name="__DdeLink__2992_276080316"/></text:p>
      <text:p text:style-name="P198">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199">See the <text:bookmark-ref text:reference-format="text" text:ref-name="__RefHeading___Toc3225_445175734">Shape Elements</text:bookmark-ref><text:s/>section for how to define the shape. <text:span text:style-name="T97">The offset and adjust settings may be negative.</text:span></text:p>
      <text:h text:style-name="P265" text:outline-level="4"><text:bookmark-start text:name="__RefHeading___Toc3944_2190213348"/>Advanced <text:span text:style-name="T104">(with opacity)</text:span><text:bookmark-end text:name="__RefHeading___Toc3944_2190213348"/></text:h>
      <text:p text:style-name="P203"><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200">Inline background <text:span text:style-name="T95">graphics</text:span> are a convenient way to create backgrounds for various elements.</text:p>
      <text:p text:style-name="P195">Normally you would need to create an independent element and keep its size up-to-date with the foreground element.</text:p>
      <text:p text:style-name="P195">There are two formats:</text:p>
      <text:h text:style-name="P266" text:outline-level="4"><text:bookmark-start text:name="__RefHeading___Toc3342_350549976"/>Basic<text:bookmark-end text:name="__RefHeading___Toc3342_350549976"/></text:h>
      <text:p text:style-name="P195">#<text:span text:style-name="T94">bggraphic</text:span>::<text:span text:style-name="T87">[image path]</text:span>#</text:p>
      <text:p text:style-name="P196">Example: <text:bookmark-start text:name="__DdeLink__3327_276080316"/><text:bookmark-start text:name="__DdeLink__3331_276080316"/><text:span text:style-name="T22">#</text:span><text:span text:style-name="T24">bggraphic</text:span><text:span text:style-name="T22">::images/Faction_empire.bmp#</text:span><text:bookmark-end text:name="__DdeLink__3327_276080316"/><text:bookmark-end text:name="__DdeLink__3331_276080316"/></text:p>
      <text:p text:style-name="P156">Note: The aspect ratio is not enforced. The <text:span text:style-name="T96">graphic</text:span> will stretch to the bounds of the element.</text:p>
      <text:h text:style-name="P264" text:outline-level="4"><text:bookmark-start text:name="__RefHeading___Toc3344_350549976"/>Advanced<text:bookmark-end text:name="__RefHeading___Toc3344_350549976"/></text:h>
      <text:p text:style-name="P202"><text:bookmark-start text:name="__DdeLink__3006_445175734"/><text:bookmark-start text:name="__DdeLink__3075_276080316"/>#<text:span text:style-name="T94">bggraphic</text:span>::[image path]::[x offset]::[y offset]::[width adjust]::[height adjust]::[lock aspect ratio]::[tile size]::[horizontal align]::[vertical align]#<text:bookmark-end text:name="__DdeLink__3006_445175734"/><text:bookmark-end text:name="__DdeLink__3075_276080316"/></text:p>
      <text:p text:style-name="P197">Example: <text:bookmark-start text:name="__DdeLink__3073_276080316"/><text:bookmark-start text:name="__DdeLink__3157_276080316"/><text:bookmark-start text:name="__DdeLink__3329_276080316"/><text:span text:style-name="T23">#</text:span><text:span text:style-name="T24">bggraphic</text:span><text:span text:style-name="T23">::images/Faction_empire.bmp::-5::-5::10::10::true::-::1::1#</text:span><text:bookmark-end text:name="__DdeLink__3073_276080316"/><text:bookmark-end text:name="__DdeLink__3157_276080316"/><text:bookmark-end text:name="__DdeLink__3329_276080316"/></text:p>
      <text:p text:style-name="P195">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1563853243200">
          <table:table-cell table:style-name="Table2.A1" office:value-type="string">
            <text:p text:style-name="P51">Function</text:p>
          </table:table-cell>
          <table:table-cell table:style-name="Table2.B1" office:value-type="string">
            <text:p text:style-name="P51">Definition Details</text:p>
          </table:table-cell>
        </table:table-row>
        <table:table-row table:style-name="TableLine1563853229872">
          <table:table-cell table:style-name="Table2.A2" office:value-type="string">
            <text:p text:style-name="P9">Referencing an Image</text:p>
          </table:table-cell>
          <table:table-cell table:style-name="Table2.B2" office:value-type="string">
            <text:p text:style-name="P70">The path to the file should be specified. The path may also be relative to the project file. </text:p>
            <text:p text:style-name="P70"/>
            <text:p text:style-name="P70">Supported Image Types: <text:span text:style-name="T32">BMP, GIF, EXIG, JP</text:span><text:span text:style-name="T147">E</text:span><text:span text:style-name="T32">G, PNG, TIFF, and PSD.</text:span> PSD file support is rudimentary. 8 bit per channel PSD images should be <text:soft-page-break/>functional. (RGBA) </text:p>
            <text:p text:style-name="P70"/>
            <text:p text:style-name="P106">WEBP images are supported in Windows only.</text:p>
            <text:p text:style-name="P70"/>
            <text:p text:style-name="P51"><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1563853232320">
          <table:table-cell table:style-name="Table2.A2" office:value-type="string">
            <text:p text:style-name="P9">Draw no image</text:p>
          </table:table-cell>
          <table:table-cell table:style-name="Table2.B2" office:value-type="string">
            <text:p text:style-name="P5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70"/>
            <text:p text:style-name="P70">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51">Function</text:p>
            </table:table-cell>
            <table:table-cell table:style-name="Table1.B1" office:value-type="string">
              <text:p text:style-name="P51">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51">\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5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1">Function</text:p>
            </table:table-cell>
            <table:table-cell table:style-name="Table26.A1" office:value-type="string">
              <text:p text:style-name="P51">Requires Closing Tag</text:p>
            </table:table-cell>
            <table:table-cell table:style-name="Table26.C1" office:value-type="string">
              <text:p text:style-name="P51">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70">Y</text:p>
          </table:table-cell>
          <table:table-cell table:style-name="Table26.C2" office:value-type="string">
            <text:p text:style-name="P51">&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70">Y</text:p>
          </table:table-cell>
          <table:table-cell table:style-name="Table26.C2" office:value-type="string">
            <text:p text:style-name="P51">&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70">Y</text:p>
          </table:table-cell>
          <table:table-cell table:style-name="Table26.C2" office:value-type="string">
            <text:p text:style-name="P51">&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70">N</text:p>
          </table:table-cell>
          <table:table-cell table:style-name="Table26.C2" office:value-type="string">
            <text:p text:style-name="P51">&lt;br&gt;<text:span text:style-name="T1"> – Will be replaced with a new line</text:span></text:p>
          </table:table-cell>
        </table:table-row>
        <text:soft-page-break/>
        <table:table-row table:style-name="Table26.1">
          <table:table-cell table:style-name="Table26.A2" office:value-type="string">
            <text:p text:style-name="P9">Space</text:p>
          </table:table-cell>
          <table:table-cell table:style-name="Table26.A2" office:value-type="string">
            <text:p text:style-name="P70">N</text:p>
          </table:table-cell>
          <table:table-cell table:style-name="Table26.C2" office:value-type="string">
            <text:p text:style-name="P5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70">N</text:p>
          </table:table-cell>
          <table:table-cell table:style-name="Table26.C2" office:value-type="string">
            <text:p text:style-name="P51">&lt;push=#;#&gt;<text:span text:style-name="T1"> - (x;y) The amount to push the current x/y values. </text:span></text:p>
            <text:p text:style-name="P51">&lt;push=#&gt;<text:span text:style-name="T1"> - (x) The amount to push the current x value.</text:span></text:p>
            <text:p text:style-name="P70">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70">Y</text:p>
          </table:table-cell>
          <table:table-cell table:style-name="Table26.C2" office:value-type="string">
            <text:p text:style-name="P52">&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51">&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70">N</text:p>
          </table:table-cell>
          <table:table-cell table:style-name="Table26.C2" office:value-type="string">
            <text:p text:style-name="P51">&lt;bgi=[filename]&gt; </text:p>
            <text:p text:style-name="P70"/>
            <text:p text:style-name="P5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403389265" text:style-name="L8">
              <text:list-item>
                <text:p text:style-name="P272">x offset</text:p>
              </text:list-item>
              <text:list-item>
                <text:p text:style-name="P272">y offset</text:p>
              </text:list-item>
              <text:list-item>
                <text:p text:style-name="P272">width</text:p>
              </text:list-item>
              <text:list-item>
                <text:p text:style-name="P272">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70">N</text:p>
          </table:table-cell>
          <table:table-cell table:style-name="Table26.C2" office:value-type="string">
            <text:p text:style-name="P51">&lt;img=[filename]&gt;</text:p>
            <text:p text:style-name="P51"><text:span text:style-name="T1">OR </text:span>&lt;img=[filename];[percent]&gt;</text:p>
            <text:p text:style-name="P51"><text:span text:style-name="T1">OR </text:span>&lt;img=[filename];[xoffset];[yoffset]&gt;</text:p>
            <text:p text:style-name="P51"><text:span text:style-name="T1">OR </text:span>&lt;img=[filename];[percent];[xoffset];[yoffset]&gt;</text:p>
            <text:p text:style-name="P70">OR <text:span text:style-name="T20">&lt;img=[filename];[xoffset];[yoffset];[width];[height]&gt;</text:span></text:p>
            <text:p text:style-name="P51"/>
            <text:list xml:id="list2629474584" text:style-name="L9">
              <text:list-item>
                <text:p text:style-name="P273">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273">xoffset – The x draw offset</text:p>
              </text:list-item>
              <text:list-item>
                <text:p text:style-name="P273">yoffset – The y draw offset</text:p>
              </text:list-item>
              <text:list-item>
                <text:p text:style-name="P273">width – The width to draw</text:p>
              </text:list-item>
              <text:list-item>
                <text:p text:style-name="P273">height – The height to draw</text:p>
              </text:list-item>
            </text:list>
            <text:p text:style-name="P70"/>
            <text:p text:style-name="P70">This will render an image and consume horizontal space like text does. If an image is too wide it will be shrunk horizontally to fit.</text:p>
            <text:p text:style-name="P70"/>
          </table:table-cell>
        </table:table-row>
        <text:soft-page-break/>
        <table:table-row table:style-name="Table26.1">
          <table:table-cell table:style-name="Table26.A2" office:value-type="string">
            <text:p text:style-name="P36">Image Color</text:p>
          </table:table-cell>
          <table:table-cell table:style-name="Table26.A2" office:value-type="string">
            <text:p text:style-name="P98">Y</text:p>
          </table:table-cell>
          <table:table-cell table:style-name="Table26.C2" office:value-type="string">
            <text:p text:style-name="P173"><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08">Y</text:p>
          </table:table-cell>
          <table:table-cell table:style-name="Table26.C2" office:value-type="string">
            <text:p text:style-name="P69">&lt;<text:span text:style-name="T155">ict=#&gt;</text:span><text:span text:style-name="T16"> </text:span><text:span text:style-name="T19">- Will switch the current image color type.</text:span></text:p>
            <text:p text:style-name="P110">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08">Y</text:p>
          </table:table-cell>
          <table:table-cell table:style-name="Table26.C2" office:value-type="string">
            <text:p text:style-name="P68">&lt;<text:span text:style-name="T155">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00">Y</text:p>
          </table:table-cell>
          <table:table-cell table:style-name="Table26.C2" office:value-type="string">
            <text:p text:style-name="P68">&lt;mh&gt; <text:span text:style-name="T1">or </text:span>&lt;mv&gt;<text:span text:style-name="T1"> - Will switch image rendering to mirror horizontally or vertically.</text:span></text:p>
            <text:p text:style-name="P68"/>
            <text:p text:style-name="P100"><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70">Y</text:p>
          </table:table-cell>
          <table:table-cell table:style-name="Table26.C2" office:value-type="string">
            <text:p text:style-name="P51">&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70">Y</text:p>
          </table:table-cell>
          <table:table-cell table:style-name="Table26.C2" office:value-type="string">
            <text:p text:style-name="P51">&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70">Y</text:p>
          </table:table-cell>
          <table:table-cell table:style-name="Table26.C2" office:value-type="string">
            <text:p text:style-name="P51">&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39"/>
            <text:p text:style-name="P67"><text:span text:style-name="T56">The </text:span><text:span text:style-name="T54">fontsize</text:span><text:span text:style-name="T56"> parameter can </text:span><text:span text:style-name="T57">blank</text:span><text:span text:style-name="T56"> to indicate to use the prior font size.</text:span></text:p>
            <text:p text:style-name="P139"/>
            <text:p text:style-name="P140">Alternatives:</text:p>
            <text:p text:style-name="P66"><text:span text:style-name="T54">&lt;f=</text:span><text:span text:style-name="T59">fontname</text:span><text:span text:style-name="T54">&gt;</text:span></text:p>
            <text:p text:style-name="P66"><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70"/>
          </table:table-cell>
          <table:table-cell table:style-name="Table26.C2" office:value-type="string">
            <text:p text:style-name="P51">&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70"/>
          </table:table-cell>
          <table:table-cell table:style-name="Table26.C2" office:value-type="string">
            <text:p text:style-name="P51">&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70">Y</text:p>
          </table:table-cell>
          <table:table-cell table:style-name="Table26.C2" office:value-type="string">
            <text:p text:style-name="P5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70">Y</text:p>
          </table:table-cell>
          <table:table-cell table:style-name="Table26.C1" office:value-type="string">
            <text:p text:style-name="P5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5">Pixel</text:p>
          </table:table-cell>
          <table:table-cell table:style-name="Table26.A2" office:value-type="string">
            <text:p text:style-name="P76">N</text:p>
          </table:table-cell>
          <table:table-cell table:style-name="Table26.C2" office:value-type="string">
            <text:p text:style-name="P58">&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9">&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04">Y</text:p>
          </table:table-cell>
          <table:table-cell table:style-name="Table26.C2" office:value-type="string">
            <text:p text:style-name="P57">&lt;<text:span text:style-name="T143">p=[first line indent];[wrapped lines indent]&gt;</text:span><text:span text:style-name="T12"> - Creates a paragraph block.</text:span></text:p>
            <text:p text:style-name="P105"/>
            <text:p text:style-name="P104">First line indent – The number of characters to indent the first line and the line immediately after a forced line break “&lt;br&gt;” (based on current font).</text:p>
            <text:p text:style-name="P104"/>
            <text:p text:style-name="P104">Wrapped lines indent – The number of characters to indent all wrapped lines (based on current font).</text:p>
            <text:p text:style-name="P105"/>
          </table:table-cell>
        </table:table-row>
        <table:table-row table:style-name="Table26.1">
          <table:table-cell table:style-name="Table26.A2" office:value-type="string">
            <text:p text:style-name="P14">Align Center </text:p>
          </table:table-cell>
          <table:table-cell table:style-name="Table26.A2" office:value-type="string">
            <text:p text:style-name="P77">Y</text:p>
          </table:table-cell>
          <table:table-cell table:style-name="Table26.C2" office:value-type="string">
            <text:p text:style-name="P57">&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7">Y</text:p>
          </table:table-cell>
          <table:table-cell table:style-name="Table26.C2" office:value-type="string">
            <text:p text:style-name="P57">&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7">Y</text:p>
          </table:table-cell>
          <table:table-cell table:style-name="Table26.C2" office:value-type="string">
            <text:p text:style-name="P57">&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3">N</text:p>
          </table:table-cell>
          <table:table-cell table:style-name="Table26.C2" office:value-type="string">
            <text:p text:style-name="P65">&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3"/>
            <text:p text:style-name="P63"><text:span text:style-name="T1">&lt;marginleft=30;150;350&gt; - creates a </text:span><text:span text:style-name="T5">left </text:span><text:span text:style-name="T1">margin of 30 pixels for the y-range of 150-350 within the element (relative).</text:span></text:p>
            <text:p text:style-name="P93"/>
            <text:p text:style-name="P64"><text:span text:style-name="T5">Notes:</text:span><text:span text:style-name="T1"> </text:span></text:p>
            <text:list xml:id="list3218056232" text:style-name="L10">
              <text:list-item>
                <text:p text:style-name="P276"><text:span text:style-name="T36">D</text:span><text:span text:style-name="T34">efine these at the start of the Element Definition. While you can set them later it may not work as expected.</text:span></text:p>
              </text:list-item>
              <text:list-item>
                <text:p text:style-name="P277"><text:span text:style-name="T36">This only works with left-aligned unjustified text </text:span><text:span text:style-name="T38">(for now)</text:span><text:span text:style-name="T36">.</text:span></text:p>
              </text:list-item>
              <text:list-item>
                <text:p text:style-name="P278"><text:span text:style-name="T36">Y</text:span><text:span text:style-name="T34">ou may specify multiple margins for both left and right (left/right are treated independently). </text:span></text:p>
              </text:list-item>
              <text:list-item>
                <text:p text:style-name="P274">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93">N</text:p>
          </table:table-cell>
          <table:table-cell table:style-name="Table26.C2" office:value-type="string">
            <text:p text:style-name="P174"><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3"/>
            <text:p text:style-name="P170"><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3"/>
            <text:p text:style-name="P94">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74">Y</text:p>
          </table:table-cell>
          <table:table-cell table:style-name="Table26.C2" office:value-type="string">
            <text:p text:style-name="P55">&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70">N</text:p>
          </table:table-cell>
          <table:table-cell table:style-name="Table26.C2" office:value-type="string">
            <text:p text:style-name="P51">&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70">N</text:p>
          </table:table-cell>
          <table:table-cell table:style-name="Table26.C2" office:value-type="string">
            <text:p text:style-name="P51">&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5">N/A</text:p>
          </table:table-cell>
          <table:table-cell table:style-name="Table26.C2" office:value-type="string">
            <text:p text:style-name="P75">The ‘\’ character can be used to indicate to ignore any special meaning of the following character. Examples:</text:p>
            <text:p text:style-name="P56">\&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1563853257072">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156385325734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1563853260336">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156385325870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51">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51">[EdgeSize]</text:p>
            <text:p text:style-name="P70"/>
            <text:p text:style-name="P70">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51">[AllowPartialGrid];[GridWidth];[GridHeight]</text:p>
            <text:p text:style-name="P51"/>
            <text:p text:style-name="P70">AllowPartialGrid – Allows the grid to draw in an incomplete form on the right and bottom</text:p>
            <text:p text:style-name="P70">GridWidth – The width of a single rectangle in the grid.</text:p>
            <text:p text:style-name="P70">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51">[Corner]</text:p>
            <text:p text:style-name="P51"/>
            <text:p text:style-name="P70">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610532326" text:style-name="L11">
        <text:list-item>
          <text:p text:style-name="P29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53" text:outline-level="2"><text:bookmark-start text:name="__RefHeading___Toc5091_3568829764"/>SubLayout Elements<text:bookmark-end text:name="__RefHeading___Toc5091_3568829764"/></text:h>
      <text:p text:style-name="P230">Warning:</text:p>
      <text:list xml:id="list2194812665" text:style-name="L12">
        <text:list-item>
          <text:p text:style-name="P295">SubLayouts <text:span text:style-name="T151">are</text:span> <text:span text:style-name="T62">experimental</text:span> at this time.</text:p>
        </text:list-item>
        <text:list-item>
          <text:p text:style-name="P296">This documentation probably is missing some things! (oops)</text:p>
        </text:list-item>
        <text:list-item>
          <text:p text:style-name="P295">I do not recommend using this functionality without a very solid understanding of the rest of the application (in particular how defines and references work).</text:p>
        </text:list-item>
        <text:list-item>
          <text:p text:style-name="P297">WYSIWYG (what you see is what you get) is kind of <text:span text:style-name="T151">broken</text:span> as the generated SubLayout images may not exist when editing in the application.</text:p>
        </text:list-item>
        <text:list-item>
          <text:p text:style-name="P298">Error reporting with SubLayouts is very limited</text:p>
        </text:list-item>
      </text:list>
      <text:p text:style-name="P236">SubLayouts are an organizational tool that allows you to custom generate images for use in a layout. SubLayouts can be nested where one layout can depend on another and that layout may depend on another.</text:p>
      <text:p text:style-name="P232">SubLayouts are setup via elements. All SubLayout elements are processed on every row <text:span text:style-name="T152">of the reference</text:span> before any other element is rendered.</text:p>
      <text:h text:style-name="Heading_20_3" text:outline-level="3"><text:bookmark-start text:name="__RefHeading___Toc5093_3568829764"/><text:soft-page-break/>Setting up a SubLayout Element<text:bookmark-end text:name="__RefHeading___Toc5093_3568829764"/></text:h>
      <text:p text:style-name="P163">[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1563853261424">
            <table:table-cell table:style-name="SubLayoutParameters.A1" office:value-type="string">
              <text:p text:style-name="P235">Parameter</text:p>
            </table:table-cell>
            <table:table-cell table:style-name="SubLayoutParameters.B1" office:value-type="string">
              <text:p text:style-name="P235">Description</text:p>
            </table:table-cell>
          </table:table-row>
        </table:table-header-rows>
        <table:table-row table:style-name="TableLine1563853276656">
          <table:table-cell table:style-name="SubLayoutParameters.A2" office:value-type="string">
            <text:p text:style-name="Table_20_Contents">nomemexport </text:p>
          </table:table-cell>
          <table:table-cell table:style-name="SubLayoutParameters.B2" office:value-type="string">
            <text:p text:style-name="P231">Flags the SubLayout export to not create in-memory images.</text:p>
          </table:table-cell>
        </table:table-row>
        <table:table-row table:style-name="TableLine1563853271488">
          <table:table-cell table:style-name="SubLayoutParameters.A2" office:value-type="string">
            <text:p text:style-name="Table_20_Contents">exportformat</text:p>
          </table:table-cell>
          <table:table-cell table:style-name="SubLayoutParameters.B2" office:value-type="string">
            <text:p text:style-name="P234">Specifies the desired image file type output.</text:p>
            <text:p text:style-name="P234"/>
            <text:p text:style-name="P234">Example: exportformat;png</text:p>
            <text:p text:style-name="P234"/>
            <text:p text:style-name="P231">See <text:bookmark-ref text:reference-format="text" text:ref-name="__RefHeading___Toc3952_2190213348">Common Command Line Arguments</text:bookmark-ref><text:s/>for a list of supported image types.</text:p>
          </table:table-cell>
        </table:table-row>
        <table:table-row table:style-name="TableLine1563853274480">
          <table:table-cell table:style-name="SubLayoutParameters.A2" office:value-type="string">
            <text:p text:style-name="P268">skipreferences</text:p>
          </table:table-cell>
          <table:table-cell table:style-name="SubLayoutParameters.B2" office:value-type="string">
            <text:p text:style-name="P241">Do not pass reference values to the SubLayout</text:p>
          </table:table-cell>
        </table:table-row>
        <table:table-row table:style-name="TableLine1563853273120">
          <table:table-cell table:style-name="SubLayoutParameters.A2" office:value-type="string">
            <text:p text:style-name="P268">skipdefines</text:p>
          </table:table-cell>
          <table:table-cell table:style-name="SubLayoutParameters.B2" office:value-type="string">
            <text:p text:style-name="P241">Do not pass define values to the SubLayout</text:p>
          </table:table-cell>
        </table:table-row>
        <table:table-row table:style-name="TableLine1563853278560">
          <table:table-cell table:style-name="SubLayoutParameters.A2" office:value-type="string">
            <text:p text:style-name="Table_20_Contents">exportindices</text:p>
          </table:table-cell>
          <table:table-cell table:style-name="SubLayoutParameters.B2" office:value-type="string">
            <text:p text:style-name="P242">Specifies the indices to export in the SubLayout</text:p>
            <text:p text:style-name="P242"/>
            <text:p text:style-name="P242">Example: <text:span text:style-name="T106">1-4,6,18-27</text:span></text:p>
          </table:table-cell>
        </table:table-row>
      </table:table>
      <text:p text:style-name="Text_20_body"/>
      <text:p text:style-name="P232">Defines/values are specified with a “;;” separator and will be available to the SubLayout during any translations.</text:p>
      <text:p text:style-name="P232">Examples:</text:p>
      <text:p text:style-name="P166">SubLayout::exportformat:png::card_count;;10</text:p>
      <text:p text:style-name="P166">SubLayout::nomemexport;exportformat:png::card_count;;10</text:p>
      <text:p text:style-name="P167">MyCustomLayout</text:p>
      <text:p text:style-name="P238"><text:span text:style-name="T20">MyCustomLayout::::</text:span><text:span text:style-name="T31">card_count;;10</text:span></text:p>
      <text:p text:style-name="P160"/>
      <text:p text:style-name="P160">SubLayout element definitions are translated like any other element.</text:p>
      <text:h text:style-name="P259" text:outline-level="3"><text:bookmark-start text:name="__RefHeading___Toc5192_2129215700"/>SubLayouts Defines and Reference Values<text:bookmark-end text:name="__RefHeading___Toc5192_2129215700"/></text:h>
      <text:p text:style-name="P239">A ParentLayout passes all defines and reference values (except <text:span text:style-name="T153">element </text:span>overrides) to the SubLayout during export. The reference values are that of the current line being exported from the reference (if applicable).</text:p>
      <text:p text:style-name="P239">Priority Order for define and value lookups:</text:p>
      <text:list xml:id="list3195751446" text:style-name="L13">
        <text:list-item>
          <text:p text:style-name="P299">Defines specified on the SubLayout element</text:p>
        </text:list-item>
        <text:list-item>
          <text:p text:style-name="P299">ParentLayout defines/values</text:p>
        </text:list-item>
        <text:list-item>
          <text:p text:style-name="P299">Defines/values on the SubLayout</text:p>
        </text:list-item>
      </text:list>
      <text:h text:style-name="P260" text:outline-level="3"><text:bookmark-start text:name="__RefHeading___Toc5095_3568829764"/><text:soft-page-break/>Accessing a Generated SubLayout Graphic<text:bookmark-end text:name="__RefHeading___Toc5095_3568829764"/></text:h>
      <text:p text:style-name="P232">To reference the generated image specify the name by “name format” of the Layout being referenced. By default this is the [name of the layout_#] (where number is the card index).</text:p>
      <text:p text:style-name="P232">Example: </text:p>
      <text:p text:style-name="P237">Layout: SubLayout</text:p>
      <text:p text:style-name="P237">Export format: #L_## (this is the same as the default)</text:p>
      <text:p text:style-name="P237">Accessing the in-memory image via a Graphic Element: SubLayout_1</text:p>
      <text:p text:style-name="P237">If you choose to export a file you can also reference the image file as normal with a Graphic Element.</text:p>
      <text:p text:style-name="P237">The generated images (files and in-memory) will be overwritten every time a SubLayout is regenerated for a given row.</text:p>
      <text:h text:style-name="P261"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0">(single or entire layouts)</text:span><text:bookmark-end text:name="__RefHeading___Toc4708_2129215700"/></text:h>
      <text:p text:style-name="P233">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33">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33">If you choose to export files in SubLayouts the destination will be the startup path of the application.</text:p>
      <text:h text:style-name="P267" text:outline-level="4"><text:bookmark-start text:name="__RefHeading___Toc5849_2032965949"/>Google References<text:bookmark-end text:name="__RefHeading___Toc5849_2032965949"/></text:h>
      <text:p text:style-name="P240">If you are working with Google references please enable Google Cache to avoid requesting the <text:span text:style-name="T156">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1308001696" text:style-name="L14">
        <text:list-item>
          <text:p text:style-name="P269">Card Values (![x])</text:p>
        </text:list-item>
        <text:list-item>
          <text:p text:style-name="P269">Data Source References (@[x]) <text:span text:style-name="T82">&amp; Substring (%[x,y,z]) (starting with right most first)</text:span></text:p>
        </text:list-item>
        <text:list-item>
          <text:p text:style-name="P270">Element Fields (&amp;[x])</text:p>
        </text:list-item>
        <text:list-item>
          <text:p text:style-name="P269">If/Switch <text:span text:style-name="T68">(starting with the right most first)</text:span></text:p>
        </text:list-item>
        <text:list-item>
          <text:p text:style-name="P269">Text translations (Note: These only apply to Text elements)</text:p>
        </text:list-item>
        <text:list-item>
          <text:p text:style-name="P27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1563853269312">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1563853275296">
          <table:table-cell table:style-name="Table29.A2" office:value-type="string">
            <text:p text:style-name="P15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1563853272848">
          <table:table-cell table:style-name="Table29.A2" office:value-type="string">
            <text:p text:style-name="P154">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1563853269856">
          <table:table-cell table:style-name="Table29.A2" office:value-type="string">
            <text:p text:style-name="P155">Log Incept Translation</text:p>
          </table:table-cell>
          <table:table-cell table:style-name="Table29.B2" office:value-type="string">
            <text:p text:style-name="P151">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1563853279920">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1563853267408">
          <table:table-cell table:style-name="PrintSettings.A2" office:value-type="string">
            <text:p text:style-name="P154">Page Width</text:p>
          </table:table-cell>
          <table:table-cell table:style-name="PrintSettings.B2" office:value-type="string">
            <text:p text:style-name="Table_20_Contents">The full width of the paper to print to (inches)</text:p>
          </table:table-cell>
        </table:table-row>
        <table:table-row table:style-name="TableLine1563853272576">
          <table:table-cell table:style-name="PrintSettings.A2" office:value-type="string">
            <text:p text:style-name="P154">Page Height</text:p>
          </table:table-cell>
          <table:table-cell table:style-name="PrintSettings.B2" office:value-type="string">
            <text:p text:style-name="Table_20_Contents">The full height of the paper to print to (inches)</text:p>
          </table:table-cell>
        </table:table-row>
        <table:table-row table:style-name="TableLine1563853271760">
          <table:table-cell table:style-name="PrintSettings.A2" office:value-type="string">
            <text:p text:style-name="P15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1563853277472">
          <table:table-cell table:style-name="PrintSettings.A2" office:value-type="string">
            <text:p text:style-name="P15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1563853265504">
          <table:table-cell table:style-name="PrintSettings.A2" office:value-type="string">
            <text:p text:style-name="P15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1563853272032">
          <table:table-cell table:style-name="PrintSettings.A2" office:value-type="string">
            <text:p text:style-name="P15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5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62" text:outline-level="3"><text:bookmark-start text:name="__RefHeading___Toc6348_3332896927"/><text:soft-page-break/>Exporting Borders<text:bookmark-end text:name="__RefHeading___Toc6348_3332896927"/></text:h>
      <text:p text:style-name="P221">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5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04">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05">CardMaker supports a number of command line options related to exporting as well as starting up with a specific project loaded.</text:p>
      <text:h text:style-name="P254" text:outline-level="2"><text:bookmark-start text:name="__RefHeading___Toc3948_2190213348"/>Start-up Project<text:bookmark-end text:name="__RefHeading___Toc3948_2190213348"/></text:h>
      <text:p text:style-name="P205">Simply provide the file path to the CardMaker Project as the first and only argument to the application.</text:p>
      <text:p text:style-name="P205">Example: CardMaker E:\CardMaker\sample\sample_project.cmp</text:p>
      <text:h text:style-name="Heading_20_2" text:outline-level="2"><text:bookmark-start text:name="__RefHeading___Toc3950_2190213348"/>Export<text:bookmark-end text:name="__RefHeading___Toc3950_2190213348"/></text:h>
      <text:p text:style-name="P206">Export supports two general modes: PDF and Image export. PDF exports entire layouts to a single PDF file while Image export allows for very granular exports down to the individual card.</text:p>
      <text:h text:style-name="P263"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1563853278288">
            <table:table-cell table:style-name="CommonCommandLineArgs.A1" office:value-type="string">
              <text:p text:style-name="P207">Functionality</text:p>
            </table:table-cell>
            <table:table-cell table:style-name="CommonCommandLineArgs.A1" office:value-type="string">
              <text:p text:style-name="P207">Argument</text:p>
            </table:table-cell>
            <table:table-cell table:style-name="CommonCommandLineArgs.A1" office:value-type="string">
              <text:p text:style-name="P207">Example</text:p>
            </table:table-cell>
            <table:table-cell table:style-name="CommonCommandLineArgs.D1" office:value-type="string">
              <text:p text:style-name="P207">Notes</text:p>
            </table:table-cell>
          </table:table-row>
        </table:table-header-rows>
        <table:table-row table:style-name="TableLine1563853276928">
          <table:table-cell table:style-name="CommonCommandLineArgs.A2" office:value-type="string">
            <text:p text:style-name="P178">Export Format</text:p>
          </table:table-cell>
          <table:table-cell table:style-name="CommonCommandLineArgs.A2" office:value-type="string">
            <text:p text:style-name="P177">-<text:span text:style-name="T105">exportFormat</text:span></text:p>
          </table:table-cell>
          <table:table-cell table:style-name="CommonCommandLineArgs.A2" office:value-type="string">
            <text:p text:style-name="P178">pdf</text:p>
          </table:table-cell>
          <table:table-cell table:style-name="CommonCommandLineArgs.D2" office:value-type="string">
            <text:p text:style-name="P178">Various formats:</text:p>
            <text:p text:style-name="P180">pdf, bmp, emf, exif, gif, icon, jpeg, png<text:span text:style-name="T112">(image </text:span><text:soft-page-break/><text:span text:style-name="T112">default)</text:span>, tiff, wmf</text:p>
            <text:p text:style-name="P180"/>
            <text:p text:style-name="P183">webp is only supported in windows</text:p>
          </table:table-cell>
        </table:table-row>
        <table:table-row table:style-name="TableLine1563853265776">
          <table:table-cell table:style-name="CommonCommandLineArgs.A2" office:value-type="string">
            <text:p text:style-name="P178">Export Path</text:p>
          </table:table-cell>
          <table:table-cell table:style-name="CommonCommandLineArgs.A2" office:value-type="string">
            <text:p text:style-name="P177">-<text:span text:style-name="T105">exportPath</text:span></text:p>
          </table:table-cell>
          <table:table-cell table:style-name="CommonCommandLineArgs.A2" office:value-type="string">
            <text:p text:style-name="P178">E:\file.pdf</text:p>
          </table:table-cell>
          <table:table-cell table:style-name="CommonCommandLineArgs.D2" office:value-type="string">
            <text:p text:style-name="P178">For pdf files this should be a file path. For images it should be a folder path.</text:p>
          </table:table-cell>
        </table:table-row>
        <table:table-row table:style-name="TableLine1563853274752">
          <table:table-cell table:style-name="CommonCommandLineArgs.A2" office:value-type="string">
            <text:p text:style-name="P178">Project Path</text:p>
          </table:table-cell>
          <table:table-cell table:style-name="CommonCommandLineArgs.A2" office:value-type="string">
            <text:p text:style-name="P177">-<text:span text:style-name="T105">projectPath</text:span></text:p>
          </table:table-cell>
          <table:table-cell table:style-name="CommonCommandLineArgs.A2" office:value-type="string">
            <text:p text:style-name="P182">E:\CardMaker\sample\sample_project.cmp</text:p>
          </table:table-cell>
          <table:table-cell table:style-name="CommonCommandLineArgs.D2" office:value-type="string">
            <text:p text:style-name="P178"/>
          </table:table-cell>
        </table:table-row>
        <table:table-row table:style-name="TableLine1563853275024">
          <table:table-cell table:style-name="CommonCommandLineArgs.A2" office:value-type="string">
            <text:p text:style-name="P178">Layout Names</text:p>
          </table:table-cell>
          <table:table-cell table:style-name="CommonCommandLineArgs.A2" office:value-type="string">
            <text:p text:style-name="P177">-<text:span text:style-name="T105">layoutNames</text:span></text:p>
          </table:table-cell>
          <table:table-cell table:style-name="CommonCommandLineArgs.A2" office:value-type="string">
            <text:p text:style-name="P179">“PowerDeck” “Layout with space”</text:p>
          </table:table-cell>
          <table:table-cell table:style-name="CommonCommandLineArgs.D2" office:value-type="string">
            <text:p text:style-name="P178">The args following this may be quoted and should have spaces between them. Each of the layouts will be included in the export. <text:span text:style-name="T108">Defaults to all in project.</text:span></text:p>
          </table:table-cell>
        </table:table-row>
        <table:table-row table:style-name="TableLine1563853275568">
          <table:table-cell table:style-name="CommonCommandLineArgs.A2" office:value-type="string">
            <text:p text:style-name="P178">Google Credentials</text:p>
          </table:table-cell>
          <table:table-cell table:style-name="CommonCommandLineArgs.A2" office:value-type="string">
            <text:p text:style-name="P177">-<text:span text:style-name="T105">googleCredential</text:span></text:p>
          </table:table-cell>
          <table:table-cell table:style-name="CommonCommandLineArgs.A2" office:value-type="string">
            <text:p text:style-name="P179"/>
          </table:table-cell>
          <table:table-cell table:style-name="CommonCommandLineArgs.D2" office:value-type="string">
            <text:p text:style-name="P178">The key provided by visiting the OAUTH2 page within the UI (can also be visited manually).</text:p>
          </table:table-cell>
        </table:table-row>
      </table:table>
      <text:p text:style-name="P208"/>
      <text:h text:style-name="P263"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1563853276384">
            <table:table-cell table:style-name="PDFCommandLineArgs.A1" office:value-type="string">
              <text:p text:style-name="P207">Functionality</text:p>
            </table:table-cell>
            <table:table-cell table:style-name="PDFCommandLineArgs.A1" office:value-type="string">
              <text:p text:style-name="P207">Argument</text:p>
            </table:table-cell>
            <table:table-cell table:style-name="PDFCommandLineArgs.A1" office:value-type="string">
              <text:p text:style-name="P207">Example</text:p>
            </table:table-cell>
            <table:table-cell table:style-name="PDFCommandLineArgs.D1" office:value-type="string">
              <text:p text:style-name="P207">Notes</text:p>
            </table:table-cell>
          </table:table-row>
        </table:table-header-rows>
        <table:table-row table:style-name="TableLine1563853263872">
          <table:table-cell table:style-name="PDFCommandLineArgs.A2" office:value-type="string">
            <text:p text:style-name="P181">Page Orientation</text:p>
          </table:table-cell>
          <table:table-cell table:style-name="PDFCommandLineArgs.A2" office:value-type="string">
            <text:p text:style-name="P177">-<text:span text:style-name="T106">pageOrientation</text:span></text:p>
          </table:table-cell>
          <table:table-cell table:style-name="PDFCommandLineArgs.A2" office:value-type="string">
            <text:p text:style-name="P181">landscape</text:p>
          </table:table-cell>
          <table:table-cell table:style-name="PDFCommandLineArgs.D2" office:value-type="string">
            <text:p text:style-name="P181">Landscape or Portrait(default)</text:p>
          </table:table-cell>
        </table:table-row>
      </table:table>
      <text:p text:style-name="P208"/>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1563853266864">
            <table:table-cell table:style-name="ImageCommandLineArgs.A1" office:value-type="string">
              <text:p text:style-name="P207">Functionality</text:p>
            </table:table-cell>
            <table:table-cell table:style-name="ImageCommandLineArgs.A1" office:value-type="string">
              <text:p text:style-name="P207">Argument</text:p>
            </table:table-cell>
            <table:table-cell table:style-name="ImageCommandLineArgs.A1" office:value-type="string">
              <text:p text:style-name="P207">Example</text:p>
            </table:table-cell>
            <table:table-cell table:style-name="ImageCommandLineArgs.D1" office:value-type="string">
              <text:p text:style-name="P207">Notes</text:p>
            </table:table-cell>
          </table:table-row>
        </table:table-header-rows>
        <table:table-row table:style-name="TableLine1563853283456">
          <table:table-cell table:style-name="ImageCommandLineArgs.A2" office:value-type="string">
            <text:p text:style-name="P177">Card Indices</text:p>
          </table:table-cell>
          <table:table-cell table:style-name="ImageCommandLineArgs.A2" office:value-type="string">
            <text:p text:style-name="P177">-<text:span text:style-name="T106">cardIndices</text:span></text:p>
          </table:table-cell>
          <table:table-cell table:style-name="ImageCommandLineArgs.A2" office:value-type="string">
            <text:p text:style-name="P177">“<text:span text:style-name="T106">1-4,6,18-27</text:span>”</text:p>
          </table:table-cell>
          <table:table-cell table:style-name="ImageCommandLineArgs.D2" office:value-type="string">
            <text:p text:style-name="P181">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11">1 - Export the cards 1-4,6,7 from layouts Sample and Default from the custom_project.cmp as png files to E:\export.</text:p>
      <text:p text:style-name="P209">CardMaker -projectPath E:\<text:span text:style-name="T110">custom</text:span>_project.cmp -exportFormat png <text:line-break/>-layoutNames "<text:span text:style-name="T110">Sample</text:span>" "Default" -cardIndices "1-4,<text:span text:style-name="T109">6,</text:span>7" <text:line-break/>-exportPath "E:\export\"</text:p>
      <text:p text:style-name="P37"><text:soft-page-break/>One oddity of note: The indices specified apply across both layouts so either don’t do that or be very careful! I would recommend exporting one layout at a time if you specify card indices.</text:p>
      <text:p text:style-name="P211">2 - Export all the cards from every layout from the custom_project.cmp as a pdf file E:\export\file.pdf.</text:p>
      <text:p text:style-name="P210">CardMaker -projectPath E:\<text:span text:style-name="T110">custom</text:span>_project.cmp -exportFormat <text:span text:style-name="T111">pdf</text:span> <text:line-break/>-exportPath "<text:span text:style-name="T111">E:\export\file.pdf</text:span>"</text:p>
      <text:p text:style-name="P210"/>
      <text:h text:style-name="Heading_20_1" text:outline-level="1"><text:bookmark-start text:name="__RefHeading___Toc3862_737891315"/>File Formats and 3<text:span text:style-name="T115">rd</text:span> Party Handlers<text:bookmark-end text:name="__RefHeading___Toc3862_737891315"/></text:h>
      <text:p text:style-name="P213">PSD files are read by Endogine based code</text:p>
      <text:p text:style-name="P213">Excel files are read by ClosedXML</text:p>
      <text:list xml:id="list2150383180" text:style-name="L15">
        <text:list-item>
          <text:p text:style-name="P300">There may be issues if a cell has a comment applied</text:p>
        </text:list-item>
      </text:list>
      <text:p text:style-name="P213">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2" meta:paragraph-count="1230" meta:word-count="10291" meta:character-count="62813" meta:non-whitespace-character-count="53669"/>
  </office:meta>
</office:document-meta>
</file>